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5811in"/>
    </style:style>
    <style:style style:name="co14" style:family="table-column">
      <style:table-column-properties fo:break-before="auto" style:column-width="2.5043in"/>
    </style:style>
    <style:style style:name="co3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1.3736in"/>
    </style:style>
    <style:style style:name="co8" style:family="table-column">
      <style:table-column-properties fo:break-before="auto" style:column-width="0.3874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4654in"/>
    </style:style>
    <style:style style:name="co11" style:family="table-column">
      <style:table-column-properties fo:break-before="auto" style:column-width="0.5429in"/>
    </style:style>
    <style:style style:name="co13" style:family="table-column">
      <style:table-column-properties fo:break-before="auto" style:column-width="1.4626in"/>
    </style:style>
    <style:style style:name="ro1" style:family="table-row">
      <style:table-row-properties style:row-height="0.1953in" fo:break-before="auto" style:use-optimal-row-height="true"/>
    </style:style>
    <style:style style:name="ta5" style:family="table" style:master-page-name="PageStyle_5f_Fractions">
      <style:table-properties table:display="true" style:writing-mode="lr-tb"/>
    </style:style>
    <style:style style:name="ta3" style:family="table" style:master-page-name="PageStyle_5f_Tables">
      <style:table-properties table:display="true" style:writing-mode="lr-tb"/>
    </style:style>
    <style:style style:name="ta4" style:family="table" style:master-page-name="PageStyle_5f_Cubes">
      <style:table-properties table:display="true" style:writing-mode="lr-tb"/>
    </style:style>
    <style:style style:name="ta6" style:family="table" style:master-page-name="PageStyle_5f_Squar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actions" table:style-name="ta5" table:print="false">
        <office:forms form:automatic-focus="false" form:apply-design-mode="false"/>
        <table:table-column table:style-name="co12" table:number-columns-repeated="2" table:default-cell-style-name="Excel_20_Built-in_20_Normal"/>
        <table:table-column table:style-name="co14" table:default-cell-style-name="Excel_20_Built-in_20_Normal"/>
        <table:table-column table:style-name="co3" table:number-columns-repeated="1021" table:default-cell-style-name="Excel_20_Built-in_20_Normal"/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1.0 are :</text:p>
          </table:table-cell>
          <table:table-cell office:value-type="string">
            <text:p>The fraction values for 2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.0 ) = 1.0</text:p>
          </table:table-cell>
          <table:table-cell office:value-type="string">
            <text:p>( 2.0 / 1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2.0 ) = 0.5</text:p>
          </table:table-cell>
          <table:table-cell office:value-type="string">
            <text:p>( 2.0 / 2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3.0 ) = 0.3333333333333333</text:p>
          </table:table-cell>
          <table:table-cell office:value-type="string">
            <text:p>( 2.0 / 3.0 ) = 0.666666666666666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4.0 ) = 0.25</text:p>
          </table:table-cell>
          <table:table-cell office:value-type="string">
            <text:p>( 2.0 / 4.0 ) = 0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5.0 ) = 0.2</text:p>
          </table:table-cell>
          <table:table-cell office:value-type="string">
            <text:p>( 2.0 / 5.0 ) = 0.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6.0 ) = 0.16666666666666666</text:p>
          </table:table-cell>
          <table:table-cell office:value-type="string">
            <text:p>( 2.0 / 6.0 ) = 0.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7.0 ) = 0.14285714285714285</text:p>
          </table:table-cell>
          <table:table-cell office:value-type="string">
            <text:p>( 2.0 / 7.0 ) = 0.285714285714285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8.0 ) = 0.125</text:p>
          </table:table-cell>
          <table:table-cell office:value-type="string">
            <text:p>( 2.0 / 8.0 ) = 0.2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9.0 ) = 0.1111111111111111</text:p>
          </table:table-cell>
          <table:table-cell office:value-type="string">
            <text:p>( 2.0 / 9.0 ) = 0.222222222222222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0.0 ) = 0.1</text:p>
          </table:table-cell>
          <table:table-cell office:value-type="string">
            <text:p>( 2.0 / 10.0 ) = 0.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1.0 ) = 0.09090909090909091</text:p>
          </table:table-cell>
          <table:table-cell office:value-type="string">
            <text:p>( 2.0 / 11.0 ) = 0.1818181818181818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2.0 ) = 0.08333333333333333</text:p>
          </table:table-cell>
          <table:table-cell office:value-type="string">
            <text:p>( 2.0 / 12.0 ) = 0.1666666666666666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3.0 ) = 0.07692307692307693</text:p>
          </table:table-cell>
          <table:table-cell office:value-type="string">
            <text:p>( 2.0 / 13.0 ) = 0.1538461538461538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4.0 ) = 0.07142857142857142</text:p>
          </table:table-cell>
          <table:table-cell office:value-type="string">
            <text:p>( 2.0 / 14.0 ) = 0.1428571428571428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5.0 ) = 0.06666666666666667</text:p>
          </table:table-cell>
          <table:table-cell office:value-type="string">
            <text:p>( 2.0 / 15.0 ) = 0.1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6.0 ) = 0.0625</text:p>
          </table:table-cell>
          <table:table-cell office:value-type="string">
            <text:p>( 2.0 / 16.0 ) = 0.12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7.0 ) = 0.058823529411764705</text:p>
          </table:table-cell>
          <table:table-cell office:value-type="string">
            <text:p>( 2.0 / 17.0 ) = 0.1176470588235294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8.0 ) = 0.05555555555555555</text:p>
          </table:table-cell>
          <table:table-cell office:value-type="string">
            <text:p>( 2.0 / 18.0 ) = 0.111111111111111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19.0 ) = 0.05263157894736842</text:p>
          </table:table-cell>
          <table:table-cell office:value-type="string">
            <text:p>( 2.0 / 19.0 ) = 0.1052631578947368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.0 / 20.0 ) = 0.05</text:p>
          </table:table-cell>
          <table:table-cell office:value-type="string">
            <text:p>( 2.0 / 20.0 ) = 0.1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3.0 are :</text:p>
          </table:table-cell>
          <table:table-cell office:value-type="string">
            <text:p>The fraction values for 4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.0 ) = 3.0</text:p>
          </table:table-cell>
          <table:table-cell office:value-type="string">
            <text:p>( 4.0 / 1.0 ) = 4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2.0 ) = 1.5</text:p>
          </table:table-cell>
          <table:table-cell office:value-type="string">
            <text:p>( 4.0 / 2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3.0 ) = 1.0</text:p>
          </table:table-cell>
          <table:table-cell office:value-type="string">
            <text:p>( 4.0 / 3.0 ) = 1.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4.0 ) = 0.75</text:p>
          </table:table-cell>
          <table:table-cell office:value-type="string">
            <text:p>( 4.0 / 4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5.0 ) = 0.6</text:p>
          </table:table-cell>
          <table:table-cell office:value-type="string">
            <text:p>( 4.0 / 5.0 ) = 0.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6.0 ) = 0.5</text:p>
          </table:table-cell>
          <table:table-cell office:value-type="string">
            <text:p>( 4.0 / 6.0 ) = 0.666666666666666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7.0 ) = 0.42857142857142855</text:p>
          </table:table-cell>
          <table:table-cell office:value-type="string">
            <text:p>( 4.0 / 7.0 ) = 0.571428571428571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8.0 ) = 0.375</text:p>
          </table:table-cell>
          <table:table-cell office:value-type="string">
            <text:p>( 4.0 / 8.0 ) = 0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9.0 ) = 0.3333333333333333</text:p>
          </table:table-cell>
          <table:table-cell office:value-type="string">
            <text:p>( 4.0 / 9.0 ) = 0.444444444444444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0.0 ) = 0.3</text:p>
          </table:table-cell>
          <table:table-cell office:value-type="string">
            <text:p>( 4.0 / 10.0 ) = 0.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1.0 ) = 0.2727272727272727</text:p>
          </table:table-cell>
          <table:table-cell office:value-type="string">
            <text:p>( 4.0 / 11.0 ) = 0.3636363636363636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2.0 ) = 0.25</text:p>
          </table:table-cell>
          <table:table-cell office:value-type="string">
            <text:p>( 4.0 / 12.0 ) = 0.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3.0 ) = 0.23076923076923078</text:p>
          </table:table-cell>
          <table:table-cell office:value-type="string">
            <text:p>( 4.0 / 13.0 ) = 0.307692307692307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4.0 ) = 0.21428571428571427</text:p>
          </table:table-cell>
          <table:table-cell office:value-type="string">
            <text:p>( 4.0 / 14.0 ) = 0.285714285714285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5.0 ) = 0.2</text:p>
          </table:table-cell>
          <table:table-cell office:value-type="string">
            <text:p>( 4.0 / 15.0 ) = 0.2666666666666666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6.0 ) = 0.1875</text:p>
          </table:table-cell>
          <table:table-cell office:value-type="string">
            <text:p>( 4.0 / 16.0 ) = 0.2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7.0 ) = 0.17647058823529413</text:p>
          </table:table-cell>
          <table:table-cell office:value-type="string">
            <text:p>( 4.0 / 17.0 ) = 0.2352941176470588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8.0 ) = 0.16666666666666666</text:p>
          </table:table-cell>
          <table:table-cell office:value-type="string">
            <text:p>( 4.0 / 18.0 ) = 0.222222222222222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19.0 ) = 0.15789473684210525</text:p>
          </table:table-cell>
          <table:table-cell office:value-type="string">
            <text:p>( 4.0 / 19.0 ) = 0.2105263157894736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3.0 / 20.0 ) = 0.15</text:p>
          </table:table-cell>
          <table:table-cell office:value-type="string">
            <text:p>( 4.0 / 20.0 ) = 0.2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5.0 are :</text:p>
          </table:table-cell>
          <table:table-cell office:value-type="string">
            <text:p>The fraction values for 6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.0 ) = 5.0</text:p>
          </table:table-cell>
          <table:table-cell office:value-type="string">
            <text:p>( 6.0 / 1.0 ) = 6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2.0 ) = 2.5</text:p>
          </table:table-cell>
          <table:table-cell office:value-type="string">
            <text:p>( 6.0 / 2.0 ) = 3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3.0 ) = 1.6666666666666667</text:p>
          </table:table-cell>
          <table:table-cell office:value-type="string">
            <text:p>( 6.0 / 3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4.0 ) = 1.25</text:p>
          </table:table-cell>
          <table:table-cell office:value-type="string">
            <text:p>( 6.0 / 4.0 ) = 1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5.0 ) = 1.0</text:p>
          </table:table-cell>
          <table:table-cell office:value-type="string">
            <text:p>( 6.0 / 5.0 ) = 1.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6.0 ) = 0.8333333333333334</text:p>
          </table:table-cell>
          <table:table-cell office:value-type="string">
            <text:p>( 6.0 / 6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7.0 ) = 0.7142857142857143</text:p>
          </table:table-cell>
          <table:table-cell office:value-type="string">
            <text:p>( 6.0 / 7.0 ) = 0.857142857142857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8.0 ) = 0.625</text:p>
          </table:table-cell>
          <table:table-cell office:value-type="string">
            <text:p>( 6.0 / 8.0 ) = 0.7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9.0 ) = 0.5555555555555556</text:p>
          </table:table-cell>
          <table:table-cell office:value-type="string">
            <text:p>( 6.0 / 9.0 ) = 0.666666666666666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0.0 ) = 0.5</text:p>
          </table:table-cell>
          <table:table-cell office:value-type="string">
            <text:p>( 6.0 / 10.0 ) = 0.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1.0 ) = 0.45454545454545453</text:p>
          </table:table-cell>
          <table:table-cell office:value-type="string">
            <text:p>( 6.0 / 11.0 ) = 0.545454545454545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2.0 ) = 0.4166666666666667</text:p>
          </table:table-cell>
          <table:table-cell office:value-type="string">
            <text:p>( 6.0 / 12.0 ) = 0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3.0 ) = 0.38461538461538464</text:p>
          </table:table-cell>
          <table:table-cell office:value-type="string">
            <text:p>( 6.0 / 13.0 ) = 0.4615384615384615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4.0 ) = 0.35714285714285715</text:p>
          </table:table-cell>
          <table:table-cell office:value-type="string">
            <text:p>( 6.0 / 14.0 ) = 0.4285714285714285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5.0 ) = 0.3333333333333333</text:p>
          </table:table-cell>
          <table:table-cell office:value-type="string">
            <text:p>( 6.0 / 15.0 ) = 0.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6.0 ) = 0.3125</text:p>
          </table:table-cell>
          <table:table-cell office:value-type="string">
            <text:p>( 6.0 / 16.0 ) = 0.37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7.0 ) = 0.29411764705882354</text:p>
          </table:table-cell>
          <table:table-cell office:value-type="string">
            <text:p>( 6.0 / 17.0 ) = 0.3529411764705882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8.0 ) = 0.2777777777777778</text:p>
          </table:table-cell>
          <table:table-cell office:value-type="string">
            <text:p>( 6.0 / 18.0 ) = 0.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19.0 ) = 0.2631578947368421</text:p>
          </table:table-cell>
          <table:table-cell office:value-type="string">
            <text:p>( 6.0 / 19.0 ) = 0.31578947368421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5.0 / 20.0 ) = 0.25</text:p>
          </table:table-cell>
          <table:table-cell office:value-type="string">
            <text:p>( 6.0 / 20.0 ) = 0.3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7.0 are :</text:p>
          </table:table-cell>
          <table:table-cell office:value-type="string">
            <text:p>The fraction values for 8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.0 ) = 7.0</text:p>
          </table:table-cell>
          <table:table-cell office:value-type="string">
            <text:p>( 8.0 / 1.0 ) = 8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2.0 ) = 3.5</text:p>
          </table:table-cell>
          <table:table-cell office:value-type="string">
            <text:p>( 8.0 / 2.0 ) = 4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3.0 ) = 2.3333333333333335</text:p>
          </table:table-cell>
          <table:table-cell office:value-type="string">
            <text:p>( 8.0 / 3.0 ) = 2.666666666666666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4.0 ) = 1.75</text:p>
          </table:table-cell>
          <table:table-cell office:value-type="string">
            <text:p>( 8.0 / 4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5.0 ) = 1.4</text:p>
          </table:table-cell>
          <table:table-cell office:value-type="string">
            <text:p>( 8.0 / 5.0 ) = 1.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6.0 ) = 1.1666666666666667</text:p>
          </table:table-cell>
          <table:table-cell office:value-type="string">
            <text:p>( 8.0 / 6.0 ) = 1.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7.0 ) = 1.0</text:p>
          </table:table-cell>
          <table:table-cell office:value-type="string">
            <text:p>( 8.0 / 7.0 ) = 1.142857142857142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8.0 ) = 0.875</text:p>
          </table:table-cell>
          <table:table-cell office:value-type="string">
            <text:p>( 8.0 / 8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9.0 ) = 0.7777777777777778</text:p>
          </table:table-cell>
          <table:table-cell office:value-type="string">
            <text:p>( 8.0 / 9.0 ) = 0.888888888888888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0.0 ) = 0.7</text:p>
          </table:table-cell>
          <table:table-cell office:value-type="string">
            <text:p>( 8.0 / 10.0 ) = 0.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1.0 ) = 0.6363636363636364</text:p>
          </table:table-cell>
          <table:table-cell office:value-type="string">
            <text:p>( 8.0 / 11.0 ) = 0.727272727272727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2.0 ) = 0.5833333333333334</text:p>
          </table:table-cell>
          <table:table-cell office:value-type="string">
            <text:p>( 8.0 / 12.0 ) = 0.666666666666666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3.0 ) = 0.5384615384615384</text:p>
          </table:table-cell>
          <table:table-cell office:value-type="string">
            <text:p>( 8.0 / 13.0 ) = 0.615384615384615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4.0 ) = 0.5</text:p>
          </table:table-cell>
          <table:table-cell office:value-type="string">
            <text:p>( 8.0 / 14.0 ) = 0.571428571428571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5.0 ) = 0.4666666666666667</text:p>
          </table:table-cell>
          <table:table-cell office:value-type="string">
            <text:p>( 8.0 / 15.0 ) = 0.5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6.0 ) = 0.4375</text:p>
          </table:table-cell>
          <table:table-cell office:value-type="string">
            <text:p>( 8.0 / 16.0 ) = 0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7.0 ) = 0.4117647058823529</text:p>
          </table:table-cell>
          <table:table-cell office:value-type="string">
            <text:p>( 8.0 / 17.0 ) = 0.4705882352941176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8.0 ) = 0.3888888888888889</text:p>
          </table:table-cell>
          <table:table-cell office:value-type="string">
            <text:p>( 8.0 / 18.0 ) = 0.444444444444444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19.0 ) = 0.3684210526315789</text:p>
          </table:table-cell>
          <table:table-cell office:value-type="string">
            <text:p>( 8.0 / 19.0 ) = 0.4210526315789473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7.0 / 20.0 ) = 0.35</text:p>
          </table:table-cell>
          <table:table-cell office:value-type="string">
            <text:p>( 8.0 / 20.0 ) = 0.4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9.0 are :</text:p>
          </table:table-cell>
          <table:table-cell office:value-type="string">
            <text:p>The fraction values for 10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.0 ) = 9.0</text:p>
          </table:table-cell>
          <table:table-cell office:value-type="string">
            <text:p>( 10.0 / 1.0 ) = 10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2.0 ) = 4.5</text:p>
          </table:table-cell>
          <table:table-cell office:value-type="string">
            <text:p>( 10.0 / 2.0 ) = 5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3.0 ) = 3.0</text:p>
          </table:table-cell>
          <table:table-cell office:value-type="string">
            <text:p>( 10.0 / 3.0 ) = 3.333333333333333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4.0 ) = 2.25</text:p>
          </table:table-cell>
          <table:table-cell office:value-type="string">
            <text:p>( 10.0 / 4.0 ) = 2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5.0 ) = 1.8</text:p>
          </table:table-cell>
          <table:table-cell office:value-type="string">
            <text:p>( 10.0 / 5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6.0 ) = 1.5</text:p>
          </table:table-cell>
          <table:table-cell office:value-type="string">
            <text:p>( 10.0 / 6.0 ) = 1.666666666666666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7.0 ) = 1.2857142857142858</text:p>
          </table:table-cell>
          <table:table-cell office:value-type="string">
            <text:p>( 10.0 / 7.0 ) = 1.428571428571428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8.0 ) = 1.125</text:p>
          </table:table-cell>
          <table:table-cell office:value-type="string">
            <text:p>( 10.0 / 8.0 ) = 1.2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9.0 ) = 1.0</text:p>
          </table:table-cell>
          <table:table-cell office:value-type="string">
            <text:p>( 10.0 / 9.0 ) = 1.111111111111111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0.0 ) = 0.9</text:p>
          </table:table-cell>
          <table:table-cell office:value-type="string">
            <text:p>( 10.0 / 10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1.0 ) = 0.8181818181818182</text:p>
          </table:table-cell>
          <table:table-cell office:value-type="string">
            <text:p>( 10.0 / 11.0 ) = 0.909090909090909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2.0 ) = 0.75</text:p>
          </table:table-cell>
          <table:table-cell office:value-type="string">
            <text:p>( 10.0 / 12.0 ) = 0.833333333333333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3.0 ) = 0.6923076923076923</text:p>
          </table:table-cell>
          <table:table-cell office:value-type="string">
            <text:p>( 10.0 / 13.0 ) = 0.769230769230769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4.0 ) = 0.6428571428571429</text:p>
          </table:table-cell>
          <table:table-cell office:value-type="string">
            <text:p>( 10.0 / 14.0 ) = 0.714285714285714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5.0 ) = 0.6</text:p>
          </table:table-cell>
          <table:table-cell office:value-type="string">
            <text:p>( 10.0 / 15.0 ) = 0.666666666666666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6.0 ) = 0.5625</text:p>
          </table:table-cell>
          <table:table-cell office:value-type="string">
            <text:p>( 10.0 / 16.0 ) = 0.62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7.0 ) = 0.5294117647058824</text:p>
          </table:table-cell>
          <table:table-cell office:value-type="string">
            <text:p>( 10.0 / 17.0 ) = 0.588235294117647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8.0 ) = 0.5</text:p>
          </table:table-cell>
          <table:table-cell office:value-type="string">
            <text:p>( 10.0 / 18.0 ) = 0.555555555555555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19.0 ) = 0.47368421052631576</text:p>
          </table:table-cell>
          <table:table-cell office:value-type="string">
            <text:p>( 10.0 / 19.0 ) = 0.526315789473684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9.0 / 20.0 ) = 0.45</text:p>
          </table:table-cell>
          <table:table-cell office:value-type="string">
            <text:p>( 10.0 / 20.0 ) = 0.5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11.0 are :</text:p>
          </table:table-cell>
          <table:table-cell office:value-type="string">
            <text:p>The fraction values for 12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.0 ) = 11.0</text:p>
          </table:table-cell>
          <table:table-cell office:value-type="string">
            <text:p>( 12.0 / 1.0 ) = 1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2.0 ) = 5.5</text:p>
          </table:table-cell>
          <table:table-cell office:value-type="string">
            <text:p>( 12.0 / 2.0 ) = 6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3.0 ) = 3.6666666666666665</text:p>
          </table:table-cell>
          <table:table-cell office:value-type="string">
            <text:p>( 12.0 / 3.0 ) = 4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4.0 ) = 2.75</text:p>
          </table:table-cell>
          <table:table-cell office:value-type="string">
            <text:p>( 12.0 / 4.0 ) = 3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5.0 ) = 2.2</text:p>
          </table:table-cell>
          <table:table-cell office:value-type="string">
            <text:p>( 12.0 / 5.0 ) = 2.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6.0 ) = 1.8333333333333333</text:p>
          </table:table-cell>
          <table:table-cell office:value-type="string">
            <text:p>( 12.0 / 6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7.0 ) = 1.5714285714285714</text:p>
          </table:table-cell>
          <table:table-cell office:value-type="string">
            <text:p>( 12.0 / 7.0 ) = 1.714285714285714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8.0 ) = 1.375</text:p>
          </table:table-cell>
          <table:table-cell office:value-type="string">
            <text:p>( 12.0 / 8.0 ) = 1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9.0 ) = 1.2222222222222223</text:p>
          </table:table-cell>
          <table:table-cell office:value-type="string">
            <text:p>( 12.0 / 9.0 ) = 1.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0.0 ) = 1.1</text:p>
          </table:table-cell>
          <table:table-cell office:value-type="string">
            <text:p>( 12.0 / 10.0 ) = 1.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1.0 ) = 1.0</text:p>
          </table:table-cell>
          <table:table-cell office:value-type="string">
            <text:p>( 12.0 / 11.0 ) = 1.090909090909090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2.0 ) = 0.9166666666666666</text:p>
          </table:table-cell>
          <table:table-cell office:value-type="string">
            <text:p>( 12.0 / 12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3.0 ) = 0.8461538461538461</text:p>
          </table:table-cell>
          <table:table-cell office:value-type="string">
            <text:p>( 12.0 / 13.0 ) = 0.923076923076923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4.0 ) = 0.7857142857142857</text:p>
          </table:table-cell>
          <table:table-cell office:value-type="string">
            <text:p>( 12.0 / 14.0 ) = 0.857142857142857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5.0 ) = 0.7333333333333333</text:p>
          </table:table-cell>
          <table:table-cell office:value-type="string">
            <text:p>( 12.0 / 15.0 ) = 0.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6.0 ) = 0.6875</text:p>
          </table:table-cell>
          <table:table-cell office:value-type="string">
            <text:p>( 12.0 / 16.0 ) = 0.7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7.0 ) = 0.6470588235294118</text:p>
          </table:table-cell>
          <table:table-cell office:value-type="string">
            <text:p>( 12.0 / 17.0 ) = 0.705882352941176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8.0 ) = 0.6111111111111112</text:p>
          </table:table-cell>
          <table:table-cell office:value-type="string">
            <text:p>( 12.0 / 18.0 ) = 0.666666666666666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19.0 ) = 0.5789473684210527</text:p>
          </table:table-cell>
          <table:table-cell office:value-type="string">
            <text:p>( 12.0 / 19.0 ) = 0.63157894736842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1.0 / 20.0 ) = 0.55</text:p>
          </table:table-cell>
          <table:table-cell office:value-type="string">
            <text:p>( 12.0 / 20.0 ) = 0.6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13.0 are :</text:p>
          </table:table-cell>
          <table:table-cell office:value-type="string">
            <text:p>The fraction values for 14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.0 ) = 13.0</text:p>
          </table:table-cell>
          <table:table-cell office:value-type="string">
            <text:p>( 14.0 / 1.0 ) = 14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2.0 ) = 6.5</text:p>
          </table:table-cell>
          <table:table-cell office:value-type="string">
            <text:p>( 14.0 / 2.0 ) = 7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3.0 ) = 4.333333333333333</text:p>
          </table:table-cell>
          <table:table-cell office:value-type="string">
            <text:p>( 14.0 / 3.0 ) = 4.66666666666666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4.0 ) = 3.25</text:p>
          </table:table-cell>
          <table:table-cell office:value-type="string">
            <text:p>( 14.0 / 4.0 ) = 3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5.0 ) = 2.6</text:p>
          </table:table-cell>
          <table:table-cell office:value-type="string">
            <text:p>( 14.0 / 5.0 ) = 2.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6.0 ) = 2.1666666666666665</text:p>
          </table:table-cell>
          <table:table-cell office:value-type="string">
            <text:p>( 14.0 / 6.0 ) = 2.333333333333333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7.0 ) = 1.8571428571428572</text:p>
          </table:table-cell>
          <table:table-cell office:value-type="string">
            <text:p>( 14.0 / 7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8.0 ) = 1.625</text:p>
          </table:table-cell>
          <table:table-cell office:value-type="string">
            <text:p>( 14.0 / 8.0 ) = 1.7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9.0 ) = 1.4444444444444444</text:p>
          </table:table-cell>
          <table:table-cell office:value-type="string">
            <text:p>( 14.0 / 9.0 ) = 1.555555555555555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0.0 ) = 1.3</text:p>
          </table:table-cell>
          <table:table-cell office:value-type="string">
            <text:p>( 14.0 / 10.0 ) = 1.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1.0 ) = 1.1818181818181819</text:p>
          </table:table-cell>
          <table:table-cell office:value-type="string">
            <text:p>( 14.0 / 11.0 ) = 1.272727272727272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2.0 ) = 1.0833333333333333</text:p>
          </table:table-cell>
          <table:table-cell office:value-type="string">
            <text:p>( 14.0 / 12.0 ) = 1.166666666666666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3.0 ) = 1.0</text:p>
          </table:table-cell>
          <table:table-cell office:value-type="string">
            <text:p>( 14.0 / 13.0 ) = 1.0769230769230769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4.0 ) = 0.9285714285714286</text:p>
          </table:table-cell>
          <table:table-cell office:value-type="string">
            <text:p>( 14.0 / 14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5.0 ) = 0.8666666666666667</text:p>
          </table:table-cell>
          <table:table-cell office:value-type="string">
            <text:p>( 14.0 / 15.0 ) = 0.9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6.0 ) = 0.8125</text:p>
          </table:table-cell>
          <table:table-cell office:value-type="string">
            <text:p>( 14.0 / 16.0 ) = 0.87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7.0 ) = 0.7647058823529411</text:p>
          </table:table-cell>
          <table:table-cell office:value-type="string">
            <text:p>( 14.0 / 17.0 ) = 0.823529411764705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8.0 ) = 0.7222222222222222</text:p>
          </table:table-cell>
          <table:table-cell office:value-type="string">
            <text:p>( 14.0 / 18.0 ) = 0.777777777777777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19.0 ) = 0.6842105263157895</text:p>
          </table:table-cell>
          <table:table-cell office:value-type="string">
            <text:p>( 14.0 / 19.0 ) = 0.7368421052631579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3.0 / 20.0 ) = 0.65</text:p>
          </table:table-cell>
          <table:table-cell office:value-type="string">
            <text:p>( 14.0 / 20.0 ) = 0.7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15.0 are :</text:p>
          </table:table-cell>
          <table:table-cell office:value-type="string">
            <text:p>The fraction values for 16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.0 ) = 15.0</text:p>
          </table:table-cell>
          <table:table-cell office:value-type="string">
            <text:p>( 16.0 / 1.0 ) = 16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2.0 ) = 7.5</text:p>
          </table:table-cell>
          <table:table-cell office:value-type="string">
            <text:p>( 16.0 / 2.0 ) = 8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3.0 ) = 5.0</text:p>
          </table:table-cell>
          <table:table-cell office:value-type="string">
            <text:p>( 16.0 / 3.0 ) = 5.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4.0 ) = 3.75</text:p>
          </table:table-cell>
          <table:table-cell office:value-type="string">
            <text:p>( 16.0 / 4.0 ) = 4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5.0 ) = 3.0</text:p>
          </table:table-cell>
          <table:table-cell office:value-type="string">
            <text:p>( 16.0 / 5.0 ) = 3.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6.0 ) = 2.5</text:p>
          </table:table-cell>
          <table:table-cell office:value-type="string">
            <text:p>( 16.0 / 6.0 ) = 2.666666666666666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7.0 ) = 2.142857142857143</text:p>
          </table:table-cell>
          <table:table-cell office:value-type="string">
            <text:p>( 16.0 / 7.0 ) = 2.285714285714285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8.0 ) = 1.875</text:p>
          </table:table-cell>
          <table:table-cell office:value-type="string">
            <text:p>( 16.0 / 8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9.0 ) = 1.6666666666666667</text:p>
          </table:table-cell>
          <table:table-cell office:value-type="string">
            <text:p>( 16.0 / 9.0 ) = 1.777777777777777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0.0 ) = 1.5</text:p>
          </table:table-cell>
          <table:table-cell office:value-type="string">
            <text:p>( 16.0 / 10.0 ) = 1.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1.0 ) = 1.3636363636363635</text:p>
          </table:table-cell>
          <table:table-cell office:value-type="string">
            <text:p>( 16.0 / 11.0 ) = 1.454545454545454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2.0 ) = 1.25</text:p>
          </table:table-cell>
          <table:table-cell office:value-type="string">
            <text:p>( 16.0 / 12.0 ) = 1.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3.0 ) = 1.1538461538461537</text:p>
          </table:table-cell>
          <table:table-cell office:value-type="string">
            <text:p>( 16.0 / 13.0 ) = 1.230769230769230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4.0 ) = 1.0714285714285714</text:p>
          </table:table-cell>
          <table:table-cell office:value-type="string">
            <text:p>( 16.0 / 14.0 ) = 1.142857142857142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5.0 ) = 1.0</text:p>
          </table:table-cell>
          <table:table-cell office:value-type="string">
            <text:p>( 16.0 / 15.0 ) = 1.066666666666666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6.0 ) = 0.9375</text:p>
          </table:table-cell>
          <table:table-cell office:value-type="string">
            <text:p>( 16.0 / 16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7.0 ) = 0.8823529411764706</text:p>
          </table:table-cell>
          <table:table-cell office:value-type="string">
            <text:p>( 16.0 / 17.0 ) = 0.941176470588235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8.0 ) = 0.8333333333333334</text:p>
          </table:table-cell>
          <table:table-cell office:value-type="string">
            <text:p>( 16.0 / 18.0 ) = 0.888888888888888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19.0 ) = 0.7894736842105263</text:p>
          </table:table-cell>
          <table:table-cell office:value-type="string">
            <text:p>( 16.0 / 19.0 ) = 0.842105263157894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5.0 / 20.0 ) = 0.75</text:p>
          </table:table-cell>
          <table:table-cell office:value-type="string">
            <text:p>( 16.0 / 20.0 ) = 0.8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17.0 are :</text:p>
          </table:table-cell>
          <table:table-cell office:value-type="string">
            <text:p>The fraction values for 18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.0 ) = 17.0</text:p>
          </table:table-cell>
          <table:table-cell office:value-type="string">
            <text:p>( 18.0 / 1.0 ) = 18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2.0 ) = 8.5</text:p>
          </table:table-cell>
          <table:table-cell office:value-type="string">
            <text:p>( 18.0 / 2.0 ) = 9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3.0 ) = 5.666666666666667</text:p>
          </table:table-cell>
          <table:table-cell office:value-type="string">
            <text:p>( 18.0 / 3.0 ) = 6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4.0 ) = 4.25</text:p>
          </table:table-cell>
          <table:table-cell office:value-type="string">
            <text:p>( 18.0 / 4.0 ) = 4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5.0 ) = 3.4</text:p>
          </table:table-cell>
          <table:table-cell office:value-type="string">
            <text:p>( 18.0 / 5.0 ) = 3.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6.0 ) = 2.8333333333333335</text:p>
          </table:table-cell>
          <table:table-cell office:value-type="string">
            <text:p>( 18.0 / 6.0 ) = 3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7.0 ) = 2.4285714285714284</text:p>
          </table:table-cell>
          <table:table-cell office:value-type="string">
            <text:p>( 18.0 / 7.0 ) = 2.571428571428571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8.0 ) = 2.125</text:p>
          </table:table-cell>
          <table:table-cell office:value-type="string">
            <text:p>( 18.0 / 8.0 ) = 2.2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9.0 ) = 1.8888888888888888</text:p>
          </table:table-cell>
          <table:table-cell office:value-type="string">
            <text:p>( 18.0 / 9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0.0 ) = 1.7</text:p>
          </table:table-cell>
          <table:table-cell office:value-type="string">
            <text:p>( 18.0 / 10.0 ) = 1.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1.0 ) = 1.5454545454545454</text:p>
          </table:table-cell>
          <table:table-cell office:value-type="string">
            <text:p>( 18.0 / 11.0 ) = 1.636363636363636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2.0 ) = 1.4166666666666667</text:p>
          </table:table-cell>
          <table:table-cell office:value-type="string">
            <text:p>( 18.0 / 12.0 ) = 1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3.0 ) = 1.3076923076923077</text:p>
          </table:table-cell>
          <table:table-cell office:value-type="string">
            <text:p>( 18.0 / 13.0 ) = 1.384615384615384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4.0 ) = 1.2142857142857142</text:p>
          </table:table-cell>
          <table:table-cell office:value-type="string">
            <text:p>( 18.0 / 14.0 ) = 1.285714285714285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5.0 ) = 1.1333333333333333</text:p>
          </table:table-cell>
          <table:table-cell office:value-type="string">
            <text:p>( 18.0 / 15.0 ) = 1.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6.0 ) = 1.0625</text:p>
          </table:table-cell>
          <table:table-cell office:value-type="string">
            <text:p>( 18.0 / 16.0 ) = 1.12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7.0 ) = 1.0</text:p>
          </table:table-cell>
          <table:table-cell office:value-type="string">
            <text:p>( 18.0 / 17.0 ) = 1.058823529411764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8.0 ) = 0.9444444444444444</text:p>
          </table:table-cell>
          <table:table-cell office:value-type="string">
            <text:p>( 18.0 / 18.0 ) = 1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19.0 ) = 0.8947368421052632</text:p>
          </table:table-cell>
          <table:table-cell office:value-type="string">
            <text:p>( 18.0 / 19.0 ) = 0.947368421052631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7.0 / 20.0 ) = 0.85</text:p>
          </table:table-cell>
          <table:table-cell office:value-type="string">
            <text:p>( 18.0 / 20.0 ) = 0.9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The fraction values for 19.0 are :</text:p>
          </table:table-cell>
          <table:table-cell office:value-type="string">
            <text:p>The fraction values for 20.0 are :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.0 ) = 19.0</text:p>
          </table:table-cell>
          <table:table-cell office:value-type="string">
            <text:p>( 20.0 / 1.0 ) = 20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2.0 ) = 9.5</text:p>
          </table:table-cell>
          <table:table-cell office:value-type="string">
            <text:p>( 20.0 / 2.0 ) = 10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3.0 ) = 6.333333333333333</text:p>
          </table:table-cell>
          <table:table-cell office:value-type="string">
            <text:p>( 20.0 / 3.0 ) = 6.66666666666666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4.0 ) = 4.75</text:p>
          </table:table-cell>
          <table:table-cell office:value-type="string">
            <text:p>( 20.0 / 4.0 ) = 5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5.0 ) = 3.8</text:p>
          </table:table-cell>
          <table:table-cell office:value-type="string">
            <text:p>( 20.0 / 5.0 ) = 4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6.0 ) = 3.1666666666666665</text:p>
          </table:table-cell>
          <table:table-cell office:value-type="string">
            <text:p>( 20.0 / 6.0 ) = 3.333333333333333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7.0 ) = 2.7142857142857144</text:p>
          </table:table-cell>
          <table:table-cell office:value-type="string">
            <text:p>( 20.0 / 7.0 ) = 2.85714285714285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8.0 ) = 2.375</text:p>
          </table:table-cell>
          <table:table-cell office:value-type="string">
            <text:p>( 20.0 / 8.0 ) = 2.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9.0 ) = 2.111111111111111</text:p>
          </table:table-cell>
          <table:table-cell office:value-type="string">
            <text:p>( 20.0 / 9.0 ) = 2.222222222222222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0.0 ) = 1.9</text:p>
          </table:table-cell>
          <table:table-cell office:value-type="string">
            <text:p>( 20.0 / 10.0 ) = 2.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1.0 ) = 1.7272727272727273</text:p>
          </table:table-cell>
          <table:table-cell office:value-type="string">
            <text:p>( 20.0 / 11.0 ) = 1.818181818181818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2.0 ) = 1.5833333333333333</text:p>
          </table:table-cell>
          <table:table-cell office:value-type="string">
            <text:p>( 20.0 / 12.0 ) = 1.666666666666666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3.0 ) = 1.4615384615384615</text:p>
          </table:table-cell>
          <table:table-cell office:value-type="string">
            <text:p>( 20.0 / 13.0 ) = 1.538461538461538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4.0 ) = 1.3571428571428572</text:p>
          </table:table-cell>
          <table:table-cell office:value-type="string">
            <text:p>( 20.0 / 14.0 ) = 1.428571428571428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5.0 ) = 1.2666666666666666</text:p>
          </table:table-cell>
          <table:table-cell office:value-type="string">
            <text:p>( 20.0 / 15.0 ) = 1.333333333333333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6.0 ) = 1.1875</text:p>
          </table:table-cell>
          <table:table-cell office:value-type="string">
            <text:p>( 20.0 / 16.0 ) = 1.2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7.0 ) = 1.1176470588235294</text:p>
          </table:table-cell>
          <table:table-cell office:value-type="string">
            <text:p>( 20.0 / 17.0 ) = 1.176470588235294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8.0 ) = 1.0555555555555556</text:p>
          </table:table-cell>
          <table:table-cell office:value-type="string">
            <text:p>( 20.0 / 18.0 ) = 1.111111111111111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19.0 ) = 1.0</text:p>
          </table:table-cell>
          <table:table-cell office:value-type="string">
            <text:p>( 20.0 / 19.0 ) = 1.052631578947368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( 19.0 / 20.0 ) = 0.95</text:p>
          </table:table-cell>
          <table:table-cell office:value-type="string">
            <text:p>( 20.0 / 20.0 ) = 1.0</text:p>
          </table:table-cell>
          <table:table-cell table:style-name="Default"/>
          <table:table-cell table:number-columns-repeated="1021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3" table:print="false">
        <office:forms form:automatic-focus="false" form:apply-design-mode="false"/>
        <table:table-column table:style-name="co6" table:number-columns-repeated="11" table:default-cell-style-name="Excel_20_Built-in_20_Normal"/>
        <table:table-column table:style-name="co3" table:number-columns-repeated="1013" table:default-cell-style-name="Excel_20_Built-in_20_Normal"/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's table</text:p>
          </table:table-cell>
          <table:table-cell office:value-type="string">
            <text:p>2's table</text:p>
          </table:table-cell>
          <table:table-cell office:value-type="string">
            <text:p>3's table</text:p>
          </table:table-cell>
          <table:table-cell office:value-type="string">
            <text:p>4's table</text:p>
          </table:table-cell>
          <table:table-cell office:value-type="string">
            <text:p>5's table</text:p>
          </table:table-cell>
          <table:table-cell office:value-type="string">
            <text:p>6's table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 = 1</text:p>
          </table:table-cell>
          <table:table-cell office:value-type="string">
            <text:p>2 * 1 = 2</text:p>
          </table:table-cell>
          <table:table-cell office:value-type="string">
            <text:p>3 * 1 = 3</text:p>
          </table:table-cell>
          <table:table-cell office:value-type="string">
            <text:p>4 * 1 = 4</text:p>
          </table:table-cell>
          <table:table-cell office:value-type="string">
            <text:p>5 * 1 = 5</text:p>
          </table:table-cell>
          <table:table-cell office:value-type="string">
            <text:p>6 * 1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2 = 2</text:p>
          </table:table-cell>
          <table:table-cell office:value-type="string">
            <text:p>2 * 2 = 4</text:p>
          </table:table-cell>
          <table:table-cell office:value-type="string">
            <text:p>3 * 2 = 6</text:p>
          </table:table-cell>
          <table:table-cell office:value-type="string">
            <text:p>4 * 2 = 8</text:p>
          </table:table-cell>
          <table:table-cell office:value-type="string">
            <text:p>5 * 2 = 10</text:p>
          </table:table-cell>
          <table:table-cell office:value-type="string">
            <text:p>6 * 2 = 12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3 = 3</text:p>
          </table:table-cell>
          <table:table-cell office:value-type="string">
            <text:p>2 * 3 = 6</text:p>
          </table:table-cell>
          <table:table-cell office:value-type="string">
            <text:p>3 * 3 = 9</text:p>
          </table:table-cell>
          <table:table-cell office:value-type="string">
            <text:p>4 * 3 = 12</text:p>
          </table:table-cell>
          <table:table-cell office:value-type="string">
            <text:p>5 * 3 = 15</text:p>
          </table:table-cell>
          <table:table-cell office:value-type="string">
            <text:p>6 * 3 = 18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4 = 4</text:p>
          </table:table-cell>
          <table:table-cell office:value-type="string">
            <text:p>2 * 4 = 8</text:p>
          </table:table-cell>
          <table:table-cell office:value-type="string">
            <text:p>3 * 4 = 12</text:p>
          </table:table-cell>
          <table:table-cell office:value-type="string">
            <text:p>4 * 4 = 16</text:p>
          </table:table-cell>
          <table:table-cell office:value-type="string">
            <text:p>5 * 4 = 20</text:p>
          </table:table-cell>
          <table:table-cell office:value-type="string">
            <text:p>6 * 4 = 24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5 = 5</text:p>
          </table:table-cell>
          <table:table-cell office:value-type="string">
            <text:p>2 * 5 = 10</text:p>
          </table:table-cell>
          <table:table-cell office:value-type="string">
            <text:p>3 * 5 = 15</text:p>
          </table:table-cell>
          <table:table-cell office:value-type="string">
            <text:p>4 * 5 = 20</text:p>
          </table:table-cell>
          <table:table-cell office:value-type="string">
            <text:p>5 * 5 = 25</text:p>
          </table:table-cell>
          <table:table-cell office:value-type="string">
            <text:p>6 * 5 = 30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6 = 6</text:p>
          </table:table-cell>
          <table:table-cell office:value-type="string">
            <text:p>2 * 6 = 12</text:p>
          </table:table-cell>
          <table:table-cell office:value-type="string">
            <text:p>3 * 6 = 18</text:p>
          </table:table-cell>
          <table:table-cell office:value-type="string">
            <text:p>4 * 6 = 24</text:p>
          </table:table-cell>
          <table:table-cell office:value-type="string">
            <text:p>5 * 6 = 30</text:p>
          </table:table-cell>
          <table:table-cell office:value-type="string">
            <text:p>6 * 6 = 36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7 = 7</text:p>
          </table:table-cell>
          <table:table-cell office:value-type="string">
            <text:p>2 * 7 = 14</text:p>
          </table:table-cell>
          <table:table-cell office:value-type="string">
            <text:p>3 * 7 = 21</text:p>
          </table:table-cell>
          <table:table-cell office:value-type="string">
            <text:p>4 * 7 = 28</text:p>
          </table:table-cell>
          <table:table-cell office:value-type="string">
            <text:p>5 * 7 = 35</text:p>
          </table:table-cell>
          <table:table-cell office:value-type="string">
            <text:p>6 * 7 = 42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8 = 8</text:p>
          </table:table-cell>
          <table:table-cell office:value-type="string">
            <text:p>2 * 8 = 16</text:p>
          </table:table-cell>
          <table:table-cell office:value-type="string">
            <text:p>3 * 8 = 24</text:p>
          </table:table-cell>
          <table:table-cell office:value-type="string">
            <text:p>4 * 8 = 32</text:p>
          </table:table-cell>
          <table:table-cell office:value-type="string">
            <text:p>5 * 8 = 40</text:p>
          </table:table-cell>
          <table:table-cell office:value-type="string">
            <text:p>6 * 8 = 48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9 = 9</text:p>
          </table:table-cell>
          <table:table-cell office:value-type="string">
            <text:p>2 * 9 = 18</text:p>
          </table:table-cell>
          <table:table-cell office:value-type="string">
            <text:p>3 * 9 = 27</text:p>
          </table:table-cell>
          <table:table-cell office:value-type="string">
            <text:p>4 * 9 = 36</text:p>
          </table:table-cell>
          <table:table-cell office:value-type="string">
            <text:p>5 * 9 = 45</text:p>
          </table:table-cell>
          <table:table-cell office:value-type="string">
            <text:p>6 * 9 = 54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0 = 10</text:p>
          </table:table-cell>
          <table:table-cell office:value-type="string">
            <text:p>2 * 10 = 20</text:p>
          </table:table-cell>
          <table:table-cell office:value-type="string">
            <text:p>3 * 10 = 30</text:p>
          </table:table-cell>
          <table:table-cell office:value-type="string">
            <text:p>4 * 10 = 40</text:p>
          </table:table-cell>
          <table:table-cell office:value-type="string">
            <text:p>5 * 10 = 50</text:p>
          </table:table-cell>
          <table:table-cell office:value-type="string">
            <text:p>6 * 10 = 60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1 = 11</text:p>
          </table:table-cell>
          <table:table-cell office:value-type="string">
            <text:p>2 * 11 = 22</text:p>
          </table:table-cell>
          <table:table-cell office:value-type="string">
            <text:p>3 * 11 = 33</text:p>
          </table:table-cell>
          <table:table-cell office:value-type="string">
            <text:p>4 * 11 = 44</text:p>
          </table:table-cell>
          <table:table-cell office:value-type="string">
            <text:p>5 * 11 = 55</text:p>
          </table:table-cell>
          <table:table-cell office:value-type="string">
            <text:p>6 * 11 = 66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2 = 12</text:p>
          </table:table-cell>
          <table:table-cell office:value-type="string">
            <text:p>2 * 12 = 24</text:p>
          </table:table-cell>
          <table:table-cell office:value-type="string">
            <text:p>3 * 12 = 36</text:p>
          </table:table-cell>
          <table:table-cell office:value-type="string">
            <text:p>4 * 12 = 48</text:p>
          </table:table-cell>
          <table:table-cell office:value-type="string">
            <text:p>5 * 12 = 60</text:p>
          </table:table-cell>
          <table:table-cell office:value-type="string">
            <text:p>6 * 12 = 72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3 = 13</text:p>
          </table:table-cell>
          <table:table-cell office:value-type="string">
            <text:p>2 * 13 = 26</text:p>
          </table:table-cell>
          <table:table-cell office:value-type="string">
            <text:p>3 * 13 = 39</text:p>
          </table:table-cell>
          <table:table-cell office:value-type="string">
            <text:p>4 * 13 = 52</text:p>
          </table:table-cell>
          <table:table-cell office:value-type="string">
            <text:p>5 * 13 = 65</text:p>
          </table:table-cell>
          <table:table-cell office:value-type="string">
            <text:p>6 * 13 = 78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4 = 14</text:p>
          </table:table-cell>
          <table:table-cell office:value-type="string">
            <text:p>2 * 14 = 28</text:p>
          </table:table-cell>
          <table:table-cell office:value-type="string">
            <text:p>3 * 14 = 42</text:p>
          </table:table-cell>
          <table:table-cell office:value-type="string">
            <text:p>4 * 14 = 56</text:p>
          </table:table-cell>
          <table:table-cell office:value-type="string">
            <text:p>5 * 14 = 70</text:p>
          </table:table-cell>
          <table:table-cell office:value-type="string">
            <text:p>6 * 14 = 84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5 = 15</text:p>
          </table:table-cell>
          <table:table-cell office:value-type="string">
            <text:p>2 * 15 = 30</text:p>
          </table:table-cell>
          <table:table-cell office:value-type="string">
            <text:p>3 * 15 = 45</text:p>
          </table:table-cell>
          <table:table-cell office:value-type="string">
            <text:p>4 * 15 = 60</text:p>
          </table:table-cell>
          <table:table-cell office:value-type="string">
            <text:p>5 * 15 = 75</text:p>
          </table:table-cell>
          <table:table-cell office:value-type="string">
            <text:p>6 * 15 = 90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6 = 16</text:p>
          </table:table-cell>
          <table:table-cell office:value-type="string">
            <text:p>2 * 16 = 32</text:p>
          </table:table-cell>
          <table:table-cell office:value-type="string">
            <text:p>3 * 16 = 48</text:p>
          </table:table-cell>
          <table:table-cell office:value-type="string">
            <text:p>4 * 16 = 64</text:p>
          </table:table-cell>
          <table:table-cell office:value-type="string">
            <text:p>5 * 16 = 80</text:p>
          </table:table-cell>
          <table:table-cell office:value-type="string">
            <text:p>6 * 16 = 96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7 = 17</text:p>
          </table:table-cell>
          <table:table-cell office:value-type="string">
            <text:p>2 * 17 = 34</text:p>
          </table:table-cell>
          <table:table-cell office:value-type="string">
            <text:p>3 * 17 = 51</text:p>
          </table:table-cell>
          <table:table-cell office:value-type="string">
            <text:p>4 * 17 = 68</text:p>
          </table:table-cell>
          <table:table-cell office:value-type="string">
            <text:p>5 * 17 = 85</text:p>
          </table:table-cell>
          <table:table-cell office:value-type="string">
            <text:p>6 * 17 = 102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8 = 18</text:p>
          </table:table-cell>
          <table:table-cell office:value-type="string">
            <text:p>2 * 18 = 36</text:p>
          </table:table-cell>
          <table:table-cell office:value-type="string">
            <text:p>3 * 18 = 54</text:p>
          </table:table-cell>
          <table:table-cell office:value-type="string">
            <text:p>4 * 18 = 72</text:p>
          </table:table-cell>
          <table:table-cell office:value-type="string">
            <text:p>5 * 18 = 90</text:p>
          </table:table-cell>
          <table:table-cell office:value-type="string">
            <text:p>6 * 18 = 108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19 = 19</text:p>
          </table:table-cell>
          <table:table-cell office:value-type="string">
            <text:p>2 * 19 = 38</text:p>
          </table:table-cell>
          <table:table-cell office:value-type="string">
            <text:p>3 * 19 = 57</text:p>
          </table:table-cell>
          <table:table-cell office:value-type="string">
            <text:p>4 * 19 = 76</text:p>
          </table:table-cell>
          <table:table-cell office:value-type="string">
            <text:p>5 * 19 = 95</text:p>
          </table:table-cell>
          <table:table-cell office:value-type="string">
            <text:p>6 * 19 = 114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1 * 20 = 20</text:p>
          </table:table-cell>
          <table:table-cell office:value-type="string">
            <text:p>2 * 20 = 40</text:p>
          </table:table-cell>
          <table:table-cell office:value-type="string">
            <text:p>3 * 20 = 60</text:p>
          </table:table-cell>
          <table:table-cell office:value-type="string">
            <text:p>4 * 20 = 80</text:p>
          </table:table-cell>
          <table:table-cell office:value-type="string">
            <text:p>5 * 20 = 100</text:p>
          </table:table-cell>
          <table:table-cell office:value-type="string">
            <text:p>6 * 20 = 120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7's table</text:p>
          </table:table-cell>
          <table:table-cell office:value-type="string">
            <text:p>8's table</text:p>
          </table:table-cell>
          <table:table-cell office:value-type="string">
            <text:p>9's table</text:p>
          </table:table-cell>
          <table:table-cell office:value-type="string">
            <text:p>10's table</text:p>
          </table:table-cell>
          <table:table-cell office:value-type="string">
            <text:p>11's table</text:p>
          </table:table-cell>
          <table:table-cell office:value-type="string">
            <text:p>12's table</text:p>
          </table:table-cell>
          <table:table-cell table:number-columns-repeated="1018"/>
        </table:table-row>
        <table:table-row table:style-name="ro1">
          <table:table-cell office:value-type="string">
            <text:p>7 * 1 = 7</text:p>
          </table:table-cell>
          <table:table-cell office:value-type="string">
            <text:p>8 * 1 = 8</text:p>
          </table:table-cell>
          <table:table-cell office:value-type="string">
            <text:p>9 * 1 = 9</text:p>
          </table:table-cell>
          <table:table-cell office:value-type="string">
            <text:p>10 * 1 = 10</text:p>
          </table:table-cell>
          <table:table-cell office:value-type="string">
            <text:p>11 * 1 = 11</text:p>
          </table:table-cell>
          <table:table-cell office:value-type="string">
            <text:p>12 * 1 = 12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2 = 14</text:p>
          </table:table-cell>
          <table:table-cell office:value-type="string">
            <text:p>8 * 2 = 16</text:p>
          </table:table-cell>
          <table:table-cell office:value-type="string">
            <text:p>9 * 2 = 18</text:p>
          </table:table-cell>
          <table:table-cell office:value-type="string">
            <text:p>10 * 2 = 20</text:p>
          </table:table-cell>
          <table:table-cell office:value-type="string">
            <text:p>11 * 2 = 22</text:p>
          </table:table-cell>
          <table:table-cell office:value-type="string">
            <text:p>12 * 2 = 24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3 = 21</text:p>
          </table:table-cell>
          <table:table-cell office:value-type="string">
            <text:p>8 * 3 = 24</text:p>
          </table:table-cell>
          <table:table-cell office:value-type="string">
            <text:p>9 * 3 = 27</text:p>
          </table:table-cell>
          <table:table-cell office:value-type="string">
            <text:p>10 * 3 = 30</text:p>
          </table:table-cell>
          <table:table-cell office:value-type="string">
            <text:p>11 * 3 = 33</text:p>
          </table:table-cell>
          <table:table-cell office:value-type="string">
            <text:p>12 * 3 = 36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4 = 28</text:p>
          </table:table-cell>
          <table:table-cell office:value-type="string">
            <text:p>8 * 4 = 32</text:p>
          </table:table-cell>
          <table:table-cell office:value-type="string">
            <text:p>9 * 4 = 36</text:p>
          </table:table-cell>
          <table:table-cell office:value-type="string">
            <text:p>10 * 4 = 40</text:p>
          </table:table-cell>
          <table:table-cell office:value-type="string">
            <text:p>11 * 4 = 44</text:p>
          </table:table-cell>
          <table:table-cell office:value-type="string">
            <text:p>12 * 4 = 48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5 = 35</text:p>
          </table:table-cell>
          <table:table-cell office:value-type="string">
            <text:p>8 * 5 = 40</text:p>
          </table:table-cell>
          <table:table-cell office:value-type="string">
            <text:p>9 * 5 = 45</text:p>
          </table:table-cell>
          <table:table-cell office:value-type="string">
            <text:p>10 * 5 = 50</text:p>
          </table:table-cell>
          <table:table-cell office:value-type="string">
            <text:p>11 * 5 = 55</text:p>
          </table:table-cell>
          <table:table-cell office:value-type="string">
            <text:p>12 * 5 = 60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6 = 42</text:p>
          </table:table-cell>
          <table:table-cell office:value-type="string">
            <text:p>8 * 6 = 48</text:p>
          </table:table-cell>
          <table:table-cell office:value-type="string">
            <text:p>9 * 6 = 54</text:p>
          </table:table-cell>
          <table:table-cell office:value-type="string">
            <text:p>10 * 6 = 60</text:p>
          </table:table-cell>
          <table:table-cell office:value-type="string">
            <text:p>11 * 6 = 66</text:p>
          </table:table-cell>
          <table:table-cell office:value-type="string">
            <text:p>12 * 6 = 72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7 = 49</text:p>
          </table:table-cell>
          <table:table-cell office:value-type="string">
            <text:p>8 * 7 = 56</text:p>
          </table:table-cell>
          <table:table-cell office:value-type="string">
            <text:p>9 * 7 = 63</text:p>
          </table:table-cell>
          <table:table-cell office:value-type="string">
            <text:p>10 * 7 = 70</text:p>
          </table:table-cell>
          <table:table-cell office:value-type="string">
            <text:p>11 * 7 = 77</text:p>
          </table:table-cell>
          <table:table-cell office:value-type="string">
            <text:p>12 * 7 = 84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8 = 56</text:p>
          </table:table-cell>
          <table:table-cell office:value-type="string">
            <text:p>8 * 8 = 64</text:p>
          </table:table-cell>
          <table:table-cell office:value-type="string">
            <text:p>9 * 8 = 72</text:p>
          </table:table-cell>
          <table:table-cell office:value-type="string">
            <text:p>10 * 8 = 80</text:p>
          </table:table-cell>
          <table:table-cell office:value-type="string">
            <text:p>11 * 8 = 88</text:p>
          </table:table-cell>
          <table:table-cell office:value-type="string">
            <text:p>12 * 8 = 96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9 = 63</text:p>
          </table:table-cell>
          <table:table-cell office:value-type="string">
            <text:p>8 * 9 = 72</text:p>
          </table:table-cell>
          <table:table-cell office:value-type="string">
            <text:p>9 * 9 = 81</text:p>
          </table:table-cell>
          <table:table-cell office:value-type="string">
            <text:p>10 * 9 = 90</text:p>
          </table:table-cell>
          <table:table-cell office:value-type="string">
            <text:p>11 * 9 = 99</text:p>
          </table:table-cell>
          <table:table-cell office:value-type="string">
            <text:p>12 * 9 = 108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0 = 70</text:p>
          </table:table-cell>
          <table:table-cell office:value-type="string">
            <text:p>8 * 10 = 80</text:p>
          </table:table-cell>
          <table:table-cell office:value-type="string">
            <text:p>9 * 10 = 90</text:p>
          </table:table-cell>
          <table:table-cell office:value-type="string">
            <text:p>10 * 10 = 100</text:p>
          </table:table-cell>
          <table:table-cell office:value-type="string">
            <text:p>11 * 10 = 110</text:p>
          </table:table-cell>
          <table:table-cell office:value-type="string">
            <text:p>12 * 10 = 120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1 = 77</text:p>
          </table:table-cell>
          <table:table-cell office:value-type="string">
            <text:p>8 * 11 = 88</text:p>
          </table:table-cell>
          <table:table-cell office:value-type="string">
            <text:p>9 * 11 = 99</text:p>
          </table:table-cell>
          <table:table-cell office:value-type="string">
            <text:p>10 * 11 = 110</text:p>
          </table:table-cell>
          <table:table-cell office:value-type="string">
            <text:p>11 * 11 = 121</text:p>
          </table:table-cell>
          <table:table-cell office:value-type="string">
            <text:p>12 * 11 = 132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2 = 84</text:p>
          </table:table-cell>
          <table:table-cell office:value-type="string">
            <text:p>8 * 12 = 96</text:p>
          </table:table-cell>
          <table:table-cell office:value-type="string">
            <text:p>9 * 12 = 108</text:p>
          </table:table-cell>
          <table:table-cell office:value-type="string">
            <text:p>10 * 12 = 120</text:p>
          </table:table-cell>
          <table:table-cell office:value-type="string">
            <text:p>11 * 12 = 132</text:p>
          </table:table-cell>
          <table:table-cell office:value-type="string">
            <text:p>12 * 12 = 144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3 = 91</text:p>
          </table:table-cell>
          <table:table-cell office:value-type="string">
            <text:p>8 * 13 = 104</text:p>
          </table:table-cell>
          <table:table-cell office:value-type="string">
            <text:p>9 * 13 = 117</text:p>
          </table:table-cell>
          <table:table-cell office:value-type="string">
            <text:p>10 * 13 = 130</text:p>
          </table:table-cell>
          <table:table-cell office:value-type="string">
            <text:p>11 * 13 = 143</text:p>
          </table:table-cell>
          <table:table-cell office:value-type="string">
            <text:p>12 * 13 = 156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4 = 98</text:p>
          </table:table-cell>
          <table:table-cell office:value-type="string">
            <text:p>8 * 14 = 112</text:p>
          </table:table-cell>
          <table:table-cell office:value-type="string">
            <text:p>9 * 14 = 126</text:p>
          </table:table-cell>
          <table:table-cell office:value-type="string">
            <text:p>10 * 14 = 140</text:p>
          </table:table-cell>
          <table:table-cell office:value-type="string">
            <text:p>11 * 14 = 154</text:p>
          </table:table-cell>
          <table:table-cell office:value-type="string">
            <text:p>12 * 14 = 168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5 = 105</text:p>
          </table:table-cell>
          <table:table-cell office:value-type="string">
            <text:p>8 * 15 = 120</text:p>
          </table:table-cell>
          <table:table-cell office:value-type="string">
            <text:p>9 * 15 = 135</text:p>
          </table:table-cell>
          <table:table-cell office:value-type="string">
            <text:p>10 * 15 = 150</text:p>
          </table:table-cell>
          <table:table-cell office:value-type="string">
            <text:p>11 * 15 = 165</text:p>
          </table:table-cell>
          <table:table-cell office:value-type="string">
            <text:p>12 * 15 = 180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6 = 112</text:p>
          </table:table-cell>
          <table:table-cell office:value-type="string">
            <text:p>8 * 16 = 128</text:p>
          </table:table-cell>
          <table:table-cell office:value-type="string">
            <text:p>9 * 16 = 144</text:p>
          </table:table-cell>
          <table:table-cell office:value-type="string">
            <text:p>10 * 16 = 160</text:p>
          </table:table-cell>
          <table:table-cell office:value-type="string">
            <text:p>11 * 16 = 176</text:p>
          </table:table-cell>
          <table:table-cell office:value-type="string">
            <text:p>12 * 16 = 192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7 = 119</text:p>
          </table:table-cell>
          <table:table-cell office:value-type="string">
            <text:p>8 * 17 = 136</text:p>
          </table:table-cell>
          <table:table-cell office:value-type="string">
            <text:p>9 * 17 = 153</text:p>
          </table:table-cell>
          <table:table-cell office:value-type="string">
            <text:p>10 * 17 = 170</text:p>
          </table:table-cell>
          <table:table-cell office:value-type="string">
            <text:p>11 * 17 = 187</text:p>
          </table:table-cell>
          <table:table-cell office:value-type="string">
            <text:p>12 * 17 = 204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8 = 126</text:p>
          </table:table-cell>
          <table:table-cell office:value-type="string">
            <text:p>8 * 18 = 144</text:p>
          </table:table-cell>
          <table:table-cell office:value-type="string">
            <text:p>9 * 18 = 162</text:p>
          </table:table-cell>
          <table:table-cell office:value-type="string">
            <text:p>10 * 18 = 180</text:p>
          </table:table-cell>
          <table:table-cell office:value-type="string">
            <text:p>11 * 18 = 198</text:p>
          </table:table-cell>
          <table:table-cell office:value-type="string">
            <text:p>12 * 18 = 216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19 = 133</text:p>
          </table:table-cell>
          <table:table-cell office:value-type="string">
            <text:p>8 * 19 = 152</text:p>
          </table:table-cell>
          <table:table-cell office:value-type="string">
            <text:p>9 * 19 = 171</text:p>
          </table:table-cell>
          <table:table-cell office:value-type="string">
            <text:p>10 * 19 = 190</text:p>
          </table:table-cell>
          <table:table-cell office:value-type="string">
            <text:p>11 * 19 = 209</text:p>
          </table:table-cell>
          <table:table-cell office:value-type="string">
            <text:p>12 * 19 = 228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office:value-type="string">
            <text:p>7 * 20 = 140</text:p>
          </table:table-cell>
          <table:table-cell office:value-type="string">
            <text:p>8 * 20 = 160</text:p>
          </table:table-cell>
          <table:table-cell office:value-type="string">
            <text:p>9 * 20 = 180</text:p>
          </table:table-cell>
          <table:table-cell office:value-type="string">
            <text:p>10 * 20 = 200</text:p>
          </table:table-cell>
          <table:table-cell office:value-type="string">
            <text:p>11 * 20 = 220</text:p>
          </table:table-cell>
          <table:table-cell office:value-type="string">
            <text:p>12 * 20 = 240</text:p>
          </table:table-cell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>
            <text:p>13's table</text:p>
          </table:table-cell>
          <table:table-cell office:value-type="string">
            <text:p>14's table</text:p>
          </table:table-cell>
          <table:table-cell office:value-type="string">
            <text:p>15's table</text:p>
          </table:table-cell>
          <table:table-cell office:value-type="string">
            <text:p>16's table</text:p>
          </table:table-cell>
          <table:table-cell office:value-type="string">
            <text:p>17's table</text:p>
          </table:table-cell>
          <table:table-cell office:value-type="string">
            <text:p>18's tabl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>
            <text:p>13 * 1 = 13</text:p>
          </table:table-cell>
          <table:table-cell office:value-type="string">
            <text:p>14 * 1 = 14</text:p>
          </table:table-cell>
          <table:table-cell office:value-type="string">
            <text:p>15 * 1 = 15</text:p>
          </table:table-cell>
          <table:table-cell office:value-type="string">
            <text:p>16 * 1 = 16</text:p>
          </table:table-cell>
          <table:table-cell office:value-type="string">
            <text:p>17 * 1 = 17</text:p>
          </table:table-cell>
          <table:table-cell office:value-type="string">
            <text:p>18 * 1 = 18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2 = 26</text:p>
          </table:table-cell>
          <table:table-cell office:value-type="string">
            <text:p>14 * 2 = 28</text:p>
          </table:table-cell>
          <table:table-cell office:value-type="string">
            <text:p>15 * 2 = 30</text:p>
          </table:table-cell>
          <table:table-cell office:value-type="string">
            <text:p>16 * 2 = 32</text:p>
          </table:table-cell>
          <table:table-cell office:value-type="string">
            <text:p>17 * 2 = 34</text:p>
          </table:table-cell>
          <table:table-cell office:value-type="string">
            <text:p>18 * 2 = 3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3 = 39</text:p>
          </table:table-cell>
          <table:table-cell office:value-type="string">
            <text:p>14 * 3 = 42</text:p>
          </table:table-cell>
          <table:table-cell office:value-type="string">
            <text:p>15 * 3 = 45</text:p>
          </table:table-cell>
          <table:table-cell office:value-type="string">
            <text:p>16 * 3 = 48</text:p>
          </table:table-cell>
          <table:table-cell office:value-type="string">
            <text:p>17 * 3 = 51</text:p>
          </table:table-cell>
          <table:table-cell office:value-type="string">
            <text:p>18 * 3 = 5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4 = 52</text:p>
          </table:table-cell>
          <table:table-cell office:value-type="string">
            <text:p>14 * 4 = 56</text:p>
          </table:table-cell>
          <table:table-cell office:value-type="string">
            <text:p>15 * 4 = 60</text:p>
          </table:table-cell>
          <table:table-cell office:value-type="string">
            <text:p>16 * 4 = 64</text:p>
          </table:table-cell>
          <table:table-cell office:value-type="string">
            <text:p>17 * 4 = 68</text:p>
          </table:table-cell>
          <table:table-cell office:value-type="string">
            <text:p>18 * 4 = 72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5 = 65</text:p>
          </table:table-cell>
          <table:table-cell office:value-type="string">
            <text:p>14 * 5 = 70</text:p>
          </table:table-cell>
          <table:table-cell office:value-type="string">
            <text:p>15 * 5 = 75</text:p>
          </table:table-cell>
          <table:table-cell office:value-type="string">
            <text:p>16 * 5 = 80</text:p>
          </table:table-cell>
          <table:table-cell office:value-type="string">
            <text:p>17 * 5 = 85</text:p>
          </table:table-cell>
          <table:table-cell office:value-type="string">
            <text:p>18 * 5 = 90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6 = 78</text:p>
          </table:table-cell>
          <table:table-cell office:value-type="string">
            <text:p>14 * 6 = 84</text:p>
          </table:table-cell>
          <table:table-cell office:value-type="string">
            <text:p>15 * 6 = 90</text:p>
          </table:table-cell>
          <table:table-cell office:value-type="string">
            <text:p>16 * 6 = 96</text:p>
          </table:table-cell>
          <table:table-cell office:value-type="string">
            <text:p>17 * 6 = 102</text:p>
          </table:table-cell>
          <table:table-cell office:value-type="string">
            <text:p>18 * 6 = 108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7 = 91</text:p>
          </table:table-cell>
          <table:table-cell office:value-type="string">
            <text:p>14 * 7 = 98</text:p>
          </table:table-cell>
          <table:table-cell office:value-type="string">
            <text:p>15 * 7 = 105</text:p>
          </table:table-cell>
          <table:table-cell office:value-type="string">
            <text:p>16 * 7 = 112</text:p>
          </table:table-cell>
          <table:table-cell office:value-type="string">
            <text:p>17 * 7 = 119</text:p>
          </table:table-cell>
          <table:table-cell office:value-type="string">
            <text:p>18 * 7 = 12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8 = 104</text:p>
          </table:table-cell>
          <table:table-cell office:value-type="string">
            <text:p>14 * 8 = 112</text:p>
          </table:table-cell>
          <table:table-cell office:value-type="string">
            <text:p>15 * 8 = 120</text:p>
          </table:table-cell>
          <table:table-cell office:value-type="string">
            <text:p>16 * 8 = 128</text:p>
          </table:table-cell>
          <table:table-cell office:value-type="string">
            <text:p>17 * 8 = 136</text:p>
          </table:table-cell>
          <table:table-cell office:value-type="string">
            <text:p>18 * 8 = 14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9 = 117</text:p>
          </table:table-cell>
          <table:table-cell office:value-type="string">
            <text:p>14 * 9 = 126</text:p>
          </table:table-cell>
          <table:table-cell office:value-type="string">
            <text:p>15 * 9 = 135</text:p>
          </table:table-cell>
          <table:table-cell office:value-type="string">
            <text:p>16 * 9 = 144</text:p>
          </table:table-cell>
          <table:table-cell office:value-type="string">
            <text:p>17 * 9 = 153</text:p>
          </table:table-cell>
          <table:table-cell office:value-type="string">
            <text:p>18 * 9 = 162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0 = 130</text:p>
          </table:table-cell>
          <table:table-cell office:value-type="string">
            <text:p>14 * 10 = 140</text:p>
          </table:table-cell>
          <table:table-cell office:value-type="string">
            <text:p>15 * 10 = 150</text:p>
          </table:table-cell>
          <table:table-cell office:value-type="string">
            <text:p>16 * 10 = 160</text:p>
          </table:table-cell>
          <table:table-cell office:value-type="string">
            <text:p>17 * 10 = 170</text:p>
          </table:table-cell>
          <table:table-cell office:value-type="string">
            <text:p>18 * 10 = 180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1 = 143</text:p>
          </table:table-cell>
          <table:table-cell office:value-type="string">
            <text:p>14 * 11 = 154</text:p>
          </table:table-cell>
          <table:table-cell office:value-type="string">
            <text:p>15 * 11 = 165</text:p>
          </table:table-cell>
          <table:table-cell office:value-type="string">
            <text:p>16 * 11 = 176</text:p>
          </table:table-cell>
          <table:table-cell office:value-type="string">
            <text:p>17 * 11 = 187</text:p>
          </table:table-cell>
          <table:table-cell office:value-type="string">
            <text:p>18 * 11 = 198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2 = 156</text:p>
          </table:table-cell>
          <table:table-cell office:value-type="string">
            <text:p>14 * 12 = 168</text:p>
          </table:table-cell>
          <table:table-cell office:value-type="string">
            <text:p>15 * 12 = 180</text:p>
          </table:table-cell>
          <table:table-cell office:value-type="string">
            <text:p>16 * 12 = 192</text:p>
          </table:table-cell>
          <table:table-cell office:value-type="string">
            <text:p>17 * 12 = 204</text:p>
          </table:table-cell>
          <table:table-cell office:value-type="string">
            <text:p>18 * 12 = 21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3 = 169</text:p>
          </table:table-cell>
          <table:table-cell office:value-type="string">
            <text:p>14 * 13 = 182</text:p>
          </table:table-cell>
          <table:table-cell office:value-type="string">
            <text:p>15 * 13 = 195</text:p>
          </table:table-cell>
          <table:table-cell office:value-type="string">
            <text:p>16 * 13 = 208</text:p>
          </table:table-cell>
          <table:table-cell office:value-type="string">
            <text:p>17 * 13 = 221</text:p>
          </table:table-cell>
          <table:table-cell office:value-type="string">
            <text:p>18 * 13 = 23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4 = 182</text:p>
          </table:table-cell>
          <table:table-cell office:value-type="string">
            <text:p>14 * 14 = 196</text:p>
          </table:table-cell>
          <table:table-cell office:value-type="string">
            <text:p>15 * 14 = 210</text:p>
          </table:table-cell>
          <table:table-cell office:value-type="string">
            <text:p>16 * 14 = 224</text:p>
          </table:table-cell>
          <table:table-cell office:value-type="string">
            <text:p>17 * 14 = 238</text:p>
          </table:table-cell>
          <table:table-cell office:value-type="string">
            <text:p>18 * 14 = 252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5 = 195</text:p>
          </table:table-cell>
          <table:table-cell office:value-type="string">
            <text:p>14 * 15 = 210</text:p>
          </table:table-cell>
          <table:table-cell office:value-type="string">
            <text:p>15 * 15 = 225</text:p>
          </table:table-cell>
          <table:table-cell office:value-type="string">
            <text:p>16 * 15 = 240</text:p>
          </table:table-cell>
          <table:table-cell office:value-type="string">
            <text:p>17 * 15 = 255</text:p>
          </table:table-cell>
          <table:table-cell office:value-type="string">
            <text:p>18 * 15 = 270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6 = 208</text:p>
          </table:table-cell>
          <table:table-cell office:value-type="string">
            <text:p>14 * 16 = 224</text:p>
          </table:table-cell>
          <table:table-cell office:value-type="string">
            <text:p>15 * 16 = 240</text:p>
          </table:table-cell>
          <table:table-cell office:value-type="string">
            <text:p>16 * 16 = 256</text:p>
          </table:table-cell>
          <table:table-cell office:value-type="string">
            <text:p>17 * 16 = 272</text:p>
          </table:table-cell>
          <table:table-cell office:value-type="string">
            <text:p>18 * 16 = 288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7 = 221</text:p>
          </table:table-cell>
          <table:table-cell office:value-type="string">
            <text:p>14 * 17 = 238</text:p>
          </table:table-cell>
          <table:table-cell office:value-type="string">
            <text:p>15 * 17 = 255</text:p>
          </table:table-cell>
          <table:table-cell office:value-type="string">
            <text:p>16 * 17 = 272</text:p>
          </table:table-cell>
          <table:table-cell office:value-type="string">
            <text:p>17 * 17 = 289</text:p>
          </table:table-cell>
          <table:table-cell office:value-type="string">
            <text:p>18 * 17 = 306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8 = 234</text:p>
          </table:table-cell>
          <table:table-cell office:value-type="string">
            <text:p>14 * 18 = 252</text:p>
          </table:table-cell>
          <table:table-cell office:value-type="string">
            <text:p>15 * 18 = 270</text:p>
          </table:table-cell>
          <table:table-cell office:value-type="string">
            <text:p>16 * 18 = 288</text:p>
          </table:table-cell>
          <table:table-cell office:value-type="string">
            <text:p>17 * 18 = 306</text:p>
          </table:table-cell>
          <table:table-cell office:value-type="string">
            <text:p>18 * 18 = 324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19 = 247</text:p>
          </table:table-cell>
          <table:table-cell office:value-type="string">
            <text:p>14 * 19 = 266</text:p>
          </table:table-cell>
          <table:table-cell office:value-type="string">
            <text:p>15 * 19 = 285</text:p>
          </table:table-cell>
          <table:table-cell office:value-type="string">
            <text:p>16 * 19 = 304</text:p>
          </table:table-cell>
          <table:table-cell office:value-type="string">
            <text:p>17 * 19 = 323</text:p>
          </table:table-cell>
          <table:table-cell office:value-type="string">
            <text:p>18 * 19 = 342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13 * 20 = 260</text:p>
          </table:table-cell>
          <table:table-cell office:value-type="string">
            <text:p>14 * 20 = 280</text:p>
          </table:table-cell>
          <table:table-cell office:value-type="string">
            <text:p>15 * 20 = 300</text:p>
          </table:table-cell>
          <table:table-cell office:value-type="string">
            <text:p>16 * 20 = 320</text:p>
          </table:table-cell>
          <table:table-cell office:value-type="string">
            <text:p>17 * 20 = 340</text:p>
          </table:table-cell>
          <table:table-cell office:value-type="string">
            <text:p>18 * 20 = 360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>
            <text:p>19's table</text:p>
          </table:table-cell>
          <table:table-cell office:value-type="string">
            <text:p>20's table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 = 19</text:p>
          </table:table-cell>
          <table:table-cell office:value-type="string">
            <text:p>20 * 1 = 2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2 = 38</text:p>
          </table:table-cell>
          <table:table-cell office:value-type="string">
            <text:p>20 * 2 = 4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3 = 57</text:p>
          </table:table-cell>
          <table:table-cell office:value-type="string">
            <text:p>20 * 3 = 6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4 = 76</text:p>
          </table:table-cell>
          <table:table-cell office:value-type="string">
            <text:p>20 * 4 = 8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5 = 95</text:p>
          </table:table-cell>
          <table:table-cell office:value-type="string">
            <text:p>20 * 5 = 10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6 = 114</text:p>
          </table:table-cell>
          <table:table-cell office:value-type="string">
            <text:p>20 * 6 = 12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7 = 133</text:p>
          </table:table-cell>
          <table:table-cell office:value-type="string">
            <text:p>20 * 7 = 14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8 = 152</text:p>
          </table:table-cell>
          <table:table-cell office:value-type="string">
            <text:p>20 * 8 = 16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9 = 171</text:p>
          </table:table-cell>
          <table:table-cell office:value-type="string">
            <text:p>20 * 9 = 18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0 = 190</text:p>
          </table:table-cell>
          <table:table-cell office:value-type="string">
            <text:p>20 * 10 = 20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1 = 209</text:p>
          </table:table-cell>
          <table:table-cell office:value-type="string">
            <text:p>20 * 11 = 22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2 = 228</text:p>
          </table:table-cell>
          <table:table-cell office:value-type="string">
            <text:p>20 * 12 = 24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3 = 247</text:p>
          </table:table-cell>
          <table:table-cell office:value-type="string">
            <text:p>20 * 13 = 26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4 = 266</text:p>
          </table:table-cell>
          <table:table-cell office:value-type="string">
            <text:p>20 * 14 = 28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5 = 285</text:p>
          </table:table-cell>
          <table:table-cell office:value-type="string">
            <text:p>20 * 15 = 30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6 = 304</text:p>
          </table:table-cell>
          <table:table-cell office:value-type="string">
            <text:p>20 * 16 = 32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7 = 323</text:p>
          </table:table-cell>
          <table:table-cell office:value-type="string">
            <text:p>20 * 17 = 34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8 = 342</text:p>
          </table:table-cell>
          <table:table-cell office:value-type="string">
            <text:p>20 * 18 = 36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19 = 361</text:p>
          </table:table-cell>
          <table:table-cell office:value-type="string">
            <text:p>20 * 19 = 380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>
            <text:p>19 * 20 = 380</text:p>
          </table:table-cell>
          <table:table-cell office:value-type="string">
            <text:p>20 * 20 = 40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1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21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1">
          <table:table-cell table:style-name="Default" table:number-columns-repeated="3"/>
          <table:table-cell table:number-columns-repeated="1021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uares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Squares of numbers</text:p>
          </table:table-cell>
          <table:table-cell table:number-columns-repeated="1023"/>
        </table:table-row>
        <table:table-row table:style-name="ro1">
          <table:table-cell office:value-type="string">
            <text:p>1*1</text:p>
          </table:table-cell>
          <table:table-cell table:formula="of:=1*1" office:value-type="float" office:value="1">
            <text:p>1</text:p>
          </table:table-cell>
          <table:table-cell/>
          <table:table-cell office:value-type="string">
            <text:p>11*11</text:p>
          </table:table-cell>
          <table:table-cell table:formula="of:=11*11" office:value-type="float" office:value="121">
            <text:p>121</text:p>
          </table:table-cell>
          <table:table-cell/>
          <table:table-cell office:value-type="string">
            <text:p>21*21</text:p>
          </table:table-cell>
          <table:table-cell table:formula="of:=21*21" office:value-type="float" office:value="441">
            <text:p>441</text:p>
          </table:table-cell>
          <table:table-cell/>
          <table:table-cell office:value-type="string">
            <text:p>31*31</text:p>
          </table:table-cell>
          <table:table-cell table:formula="of:=31*31" office:value-type="float" office:value="961">
            <text:p>961</text:p>
          </table:table-cell>
          <table:table-cell/>
          <table:table-cell office:value-type="string">
            <text:p>41*41</text:p>
          </table:table-cell>
          <table:table-cell table:formula="of:=41*41" office:value-type="float" office:value="1681">
            <text:p>1681</text:p>
          </table:table-cell>
          <table:table-cell table:number-columns-repeated="1010"/>
        </table:table-row>
        <table:table-row table:style-name="ro1">
          <table:table-cell office:value-type="string">
            <text:p>2*2</text:p>
          </table:table-cell>
          <table:table-cell table:formula="of:=2*2" office:value-type="float" office:value="4">
            <text:p>4</text:p>
          </table:table-cell>
          <table:table-cell/>
          <table:table-cell office:value-type="string">
            <text:p>12*12</text:p>
          </table:table-cell>
          <table:table-cell table:formula="of:=12*12" office:value-type="float" office:value="144">
            <text:p>144</text:p>
          </table:table-cell>
          <table:table-cell/>
          <table:table-cell office:value-type="string">
            <text:p>22*22</text:p>
          </table:table-cell>
          <table:table-cell table:formula="of:=22*22" office:value-type="float" office:value="484">
            <text:p>484</text:p>
          </table:table-cell>
          <table:table-cell/>
          <table:table-cell office:value-type="string">
            <text:p>32*32</text:p>
          </table:table-cell>
          <table:table-cell table:formula="of:=32*32" office:value-type="float" office:value="1024">
            <text:p>1024</text:p>
          </table:table-cell>
          <table:table-cell/>
          <table:table-cell office:value-type="string">
            <text:p>42*42</text:p>
          </table:table-cell>
          <table:table-cell table:formula="of:=42*42" office:value-type="float" office:value="1764">
            <text:p>1764</text:p>
          </table:table-cell>
          <table:table-cell table:number-columns-repeated="1010"/>
        </table:table-row>
        <table:table-row table:style-name="ro1">
          <table:table-cell office:value-type="string">
            <text:p>3*3</text:p>
          </table:table-cell>
          <table:table-cell table:formula="of:=3*3" office:value-type="float" office:value="9">
            <text:p>9</text:p>
          </table:table-cell>
          <table:table-cell/>
          <table:table-cell office:value-type="string">
            <text:p>13*13</text:p>
          </table:table-cell>
          <table:table-cell table:formula="of:=13*13" office:value-type="float" office:value="169">
            <text:p>169</text:p>
          </table:table-cell>
          <table:table-cell/>
          <table:table-cell office:value-type="string">
            <text:p>23*23</text:p>
          </table:table-cell>
          <table:table-cell table:formula="of:=23*23" office:value-type="float" office:value="529">
            <text:p>529</text:p>
          </table:table-cell>
          <table:table-cell/>
          <table:table-cell office:value-type="string">
            <text:p>33*33</text:p>
          </table:table-cell>
          <table:table-cell table:formula="of:=33*33" office:value-type="float" office:value="1089">
            <text:p>1089</text:p>
          </table:table-cell>
          <table:table-cell/>
          <table:table-cell office:value-type="string">
            <text:p>43*43</text:p>
          </table:table-cell>
          <table:table-cell table:formula="of:=43*43" office:value-type="float" office:value="1849">
            <text:p>1849</text:p>
          </table:table-cell>
          <table:table-cell table:number-columns-repeated="1010"/>
        </table:table-row>
        <table:table-row table:style-name="ro1">
          <table:table-cell office:value-type="string">
            <text:p>4*4</text:p>
          </table:table-cell>
          <table:table-cell table:formula="of:=4*4" office:value-type="float" office:value="16">
            <text:p>16</text:p>
          </table:table-cell>
          <table:table-cell/>
          <table:table-cell office:value-type="string">
            <text:p>14*14</text:p>
          </table:table-cell>
          <table:table-cell table:formula="of:=14*14" office:value-type="float" office:value="196">
            <text:p>196</text:p>
          </table:table-cell>
          <table:table-cell/>
          <table:table-cell office:value-type="string">
            <text:p>24*24</text:p>
          </table:table-cell>
          <table:table-cell table:formula="of:=24*24" office:value-type="float" office:value="576">
            <text:p>576</text:p>
          </table:table-cell>
          <table:table-cell/>
          <table:table-cell office:value-type="string">
            <text:p>34*34</text:p>
          </table:table-cell>
          <table:table-cell table:formula="of:=34*34" office:value-type="float" office:value="1156">
            <text:p>1156</text:p>
          </table:table-cell>
          <table:table-cell/>
          <table:table-cell office:value-type="string">
            <text:p>44*44</text:p>
          </table:table-cell>
          <table:table-cell table:formula="of:=44*44" office:value-type="float" office:value="1936">
            <text:p>1936</text:p>
          </table:table-cell>
          <table:table-cell table:number-columns-repeated="1010"/>
        </table:table-row>
        <table:table-row table:style-name="ro1">
          <table:table-cell office:value-type="string">
            <text:p>5*5</text:p>
          </table:table-cell>
          <table:table-cell table:formula="of:=5*5" office:value-type="float" office:value="25">
            <text:p>25</text:p>
          </table:table-cell>
          <table:table-cell/>
          <table:table-cell office:value-type="string">
            <text:p>15*15</text:p>
          </table:table-cell>
          <table:table-cell table:formula="of:=15*15" office:value-type="float" office:value="225">
            <text:p>225</text:p>
          </table:table-cell>
          <table:table-cell/>
          <table:table-cell office:value-type="string">
            <text:p>25*25</text:p>
          </table:table-cell>
          <table:table-cell table:formula="of:=25*25" office:value-type="float" office:value="625">
            <text:p>625</text:p>
          </table:table-cell>
          <table:table-cell/>
          <table:table-cell office:value-type="string">
            <text:p>35*35</text:p>
          </table:table-cell>
          <table:table-cell table:formula="of:=35*35" office:value-type="float" office:value="1225">
            <text:p>1225</text:p>
          </table:table-cell>
          <table:table-cell/>
          <table:table-cell office:value-type="string">
            <text:p>45*45</text:p>
          </table:table-cell>
          <table:table-cell table:formula="of:=45*45" office:value-type="float" office:value="2025">
            <text:p>2025</text:p>
          </table:table-cell>
          <table:table-cell table:number-columns-repeated="1010"/>
        </table:table-row>
        <table:table-row table:style-name="ro1">
          <table:table-cell office:value-type="string">
            <text:p>6*6</text:p>
          </table:table-cell>
          <table:table-cell table:formula="of:=6*6" office:value-type="float" office:value="36">
            <text:p>36</text:p>
          </table:table-cell>
          <table:table-cell/>
          <table:table-cell office:value-type="string">
            <text:p>16*16</text:p>
          </table:table-cell>
          <table:table-cell table:formula="of:=16*16" office:value-type="float" office:value="256">
            <text:p>256</text:p>
          </table:table-cell>
          <table:table-cell/>
          <table:table-cell office:value-type="string">
            <text:p>26*26</text:p>
          </table:table-cell>
          <table:table-cell table:formula="of:=26*26" office:value-type="float" office:value="676">
            <text:p>676</text:p>
          </table:table-cell>
          <table:table-cell/>
          <table:table-cell office:value-type="string">
            <text:p>36*36</text:p>
          </table:table-cell>
          <table:table-cell table:formula="of:=36*36" office:value-type="float" office:value="1296">
            <text:p>1296</text:p>
          </table:table-cell>
          <table:table-cell/>
          <table:table-cell office:value-type="string">
            <text:p>46*46</text:p>
          </table:table-cell>
          <table:table-cell table:formula="of:=46*46" office:value-type="float" office:value="2116">
            <text:p>2116</text:p>
          </table:table-cell>
          <table:table-cell table:number-columns-repeated="1010"/>
        </table:table-row>
        <table:table-row table:style-name="ro1">
          <table:table-cell office:value-type="string">
            <text:p>7*7</text:p>
          </table:table-cell>
          <table:table-cell table:formula="of:=7*7" office:value-type="float" office:value="49">
            <text:p>49</text:p>
          </table:table-cell>
          <table:table-cell/>
          <table:table-cell office:value-type="string">
            <text:p>17*17</text:p>
          </table:table-cell>
          <table:table-cell table:formula="of:=17*17" office:value-type="float" office:value="289">
            <text:p>289</text:p>
          </table:table-cell>
          <table:table-cell/>
          <table:table-cell office:value-type="string">
            <text:p>27*27</text:p>
          </table:table-cell>
          <table:table-cell table:formula="of:=27*27" office:value-type="float" office:value="729">
            <text:p>729</text:p>
          </table:table-cell>
          <table:table-cell/>
          <table:table-cell office:value-type="string">
            <text:p>37*37</text:p>
          </table:table-cell>
          <table:table-cell table:formula="of:=37*37" office:value-type="float" office:value="1369">
            <text:p>1369</text:p>
          </table:table-cell>
          <table:table-cell/>
          <table:table-cell office:value-type="string">
            <text:p>47*47</text:p>
          </table:table-cell>
          <table:table-cell table:formula="of:=47*47" office:value-type="float" office:value="2209">
            <text:p>2209</text:p>
          </table:table-cell>
          <table:table-cell table:number-columns-repeated="1010"/>
        </table:table-row>
        <table:table-row table:style-name="ro1">
          <table:table-cell office:value-type="string">
            <text:p>8*8</text:p>
          </table:table-cell>
          <table:table-cell table:formula="of:=8*8" office:value-type="float" office:value="64">
            <text:p>64</text:p>
          </table:table-cell>
          <table:table-cell/>
          <table:table-cell office:value-type="string">
            <text:p>18*18</text:p>
          </table:table-cell>
          <table:table-cell table:formula="of:=18*18" office:value-type="float" office:value="324">
            <text:p>324</text:p>
          </table:table-cell>
          <table:table-cell/>
          <table:table-cell office:value-type="string">
            <text:p>28*28</text:p>
          </table:table-cell>
          <table:table-cell table:formula="of:=28*28" office:value-type="float" office:value="784">
            <text:p>784</text:p>
          </table:table-cell>
          <table:table-cell/>
          <table:table-cell office:value-type="string">
            <text:p>38*38</text:p>
          </table:table-cell>
          <table:table-cell table:formula="of:=38*38" office:value-type="float" office:value="1444">
            <text:p>1444</text:p>
          </table:table-cell>
          <table:table-cell/>
          <table:table-cell office:value-type="string">
            <text:p>48*48</text:p>
          </table:table-cell>
          <table:table-cell table:formula="of:=48*48" office:value-type="float" office:value="2304">
            <text:p>2304</text:p>
          </table:table-cell>
          <table:table-cell table:number-columns-repeated="1010"/>
        </table:table-row>
        <table:table-row table:style-name="ro1">
          <table:table-cell office:value-type="string">
            <text:p>9*9</text:p>
          </table:table-cell>
          <table:table-cell table:formula="of:=9*9" office:value-type="float" office:value="81">
            <text:p>81</text:p>
          </table:table-cell>
          <table:table-cell/>
          <table:table-cell office:value-type="string">
            <text:p>19*19</text:p>
          </table:table-cell>
          <table:table-cell table:formula="of:=19*19" office:value-type="float" office:value="361">
            <text:p>361</text:p>
          </table:table-cell>
          <table:table-cell/>
          <table:table-cell office:value-type="string">
            <text:p>29*29</text:p>
          </table:table-cell>
          <table:table-cell table:formula="of:=29*29" office:value-type="float" office:value="841">
            <text:p>841</text:p>
          </table:table-cell>
          <table:table-cell/>
          <table:table-cell office:value-type="string">
            <text:p>39*39</text:p>
          </table:table-cell>
          <table:table-cell table:formula="of:=39*39" office:value-type="float" office:value="1521">
            <text:p>1521</text:p>
          </table:table-cell>
          <table:table-cell/>
          <table:table-cell office:value-type="string">
            <text:p>49*49</text:p>
          </table:table-cell>
          <table:table-cell table:formula="of:=49*49" office:value-type="float" office:value="2401">
            <text:p>2401</text:p>
          </table:table-cell>
          <table:table-cell table:number-columns-repeated="1010"/>
        </table:table-row>
        <table:table-row table:style-name="ro1">
          <table:table-cell office:value-type="string">
            <text:p>10*10</text:p>
          </table:table-cell>
          <table:table-cell table:formula="of:=10*10" office:value-type="float" office:value="100">
            <text:p>100</text:p>
          </table:table-cell>
          <table:table-cell/>
          <table:table-cell office:value-type="string">
            <text:p>20*20</text:p>
          </table:table-cell>
          <table:table-cell table:formula="of:=20*20" office:value-type="float" office:value="400">
            <text:p>400</text:p>
          </table:table-cell>
          <table:table-cell/>
          <table:table-cell office:value-type="string">
            <text:p>30*30</text:p>
          </table:table-cell>
          <table:table-cell table:formula="of:=30*30" office:value-type="float" office:value="900">
            <text:p>900</text:p>
          </table:table-cell>
          <table:table-cell/>
          <table:table-cell office:value-type="string">
            <text:p>40*40</text:p>
          </table:table-cell>
          <table:table-cell table:formula="of:=40*40" office:value-type="float" office:value="1600">
            <text:p>1600</text:p>
          </table:table-cell>
          <table:table-cell/>
          <table:table-cell office:value-type="string">
            <text:p>50*50</text:p>
          </table:table-cell>
          <table:table-cell table:formula="of:=50*50" office:value-type="float" office:value="2500">
            <text:p>2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1*51</text:p>
          </table:table-cell>
          <table:table-cell table:formula="of:=51*51" office:value-type="float" office:value="2601">
            <text:p>2601</text:p>
          </table:table-cell>
          <table:table-cell/>
          <table:table-cell office:value-type="string">
            <text:p>61*61</text:p>
          </table:table-cell>
          <table:table-cell table:formula="of:=61^2" office:value-type="float" office:value="3721">
            <text:p>3721</text:p>
          </table:table-cell>
          <table:table-cell/>
          <table:table-cell office:value-type="string">
            <text:p>71*71</text:p>
          </table:table-cell>
          <table:table-cell table:formula="of:=71^2" office:value-type="float" office:value="5041">
            <text:p>5041</text:p>
          </table:table-cell>
          <table:table-cell/>
          <table:table-cell office:value-type="string">
            <text:p>81*81</text:p>
          </table:table-cell>
          <table:table-cell table:formula="of:=(81)^2" office:value-type="float" office:value="6561">
            <text:p>6561</text:p>
          </table:table-cell>
          <table:table-cell/>
          <table:table-cell office:value-type="string">
            <text:p>91*91</text:p>
          </table:table-cell>
          <table:table-cell table:formula="of:=(91)^2" office:value-type="float" office:value="8281">
            <text:p>8281</text:p>
          </table:table-cell>
          <table:table-cell table:number-columns-repeated="1010"/>
        </table:table-row>
        <table:table-row table:style-name="ro1">
          <table:table-cell office:value-type="string">
            <text:p>52*52</text:p>
          </table:table-cell>
          <table:table-cell table:formula="of:=52*52" office:value-type="float" office:value="2704">
            <text:p>2704</text:p>
          </table:table-cell>
          <table:table-cell/>
          <table:table-cell office:value-type="string">
            <text:p>62*62</text:p>
          </table:table-cell>
          <table:table-cell table:formula="of:=(62)^2" office:value-type="float" office:value="3844">
            <text:p>3844</text:p>
          </table:table-cell>
          <table:table-cell/>
          <table:table-cell office:value-type="string">
            <text:p>72*72</text:p>
          </table:table-cell>
          <table:table-cell table:formula="of:=72^2" office:value-type="float" office:value="5184">
            <text:p>5184</text:p>
          </table:table-cell>
          <table:table-cell/>
          <table:table-cell office:value-type="string">
            <text:p>82*82</text:p>
          </table:table-cell>
          <table:table-cell table:formula="of:=(82)^2" office:value-type="float" office:value="6724">
            <text:p>6724</text:p>
          </table:table-cell>
          <table:table-cell/>
          <table:table-cell office:value-type="string">
            <text:p>92*92</text:p>
          </table:table-cell>
          <table:table-cell table:formula="of:=(92)^2" office:value-type="float" office:value="8464">
            <text:p>8464</text:p>
          </table:table-cell>
          <table:table-cell table:number-columns-repeated="1010"/>
        </table:table-row>
        <table:table-row table:style-name="ro1">
          <table:table-cell office:value-type="string">
            <text:p>53*53</text:p>
          </table:table-cell>
          <table:table-cell table:formula="of:=53*53" office:value-type="float" office:value="2809">
            <text:p>2809</text:p>
          </table:table-cell>
          <table:table-cell/>
          <table:table-cell office:value-type="string">
            <text:p>63*63</text:p>
          </table:table-cell>
          <table:table-cell table:formula="of:=(63)^2" office:value-type="float" office:value="3969">
            <text:p>3969</text:p>
          </table:table-cell>
          <table:table-cell/>
          <table:table-cell office:value-type="string">
            <text:p>73*73</text:p>
          </table:table-cell>
          <table:table-cell table:formula="of:=73^2" office:value-type="float" office:value="5329">
            <text:p>5329</text:p>
          </table:table-cell>
          <table:table-cell/>
          <table:table-cell office:value-type="string">
            <text:p>83*83</text:p>
          </table:table-cell>
          <table:table-cell table:formula="of:=(83)^2" office:value-type="float" office:value="6889">
            <text:p>6889</text:p>
          </table:table-cell>
          <table:table-cell/>
          <table:table-cell office:value-type="string">
            <text:p>93*93</text:p>
          </table:table-cell>
          <table:table-cell table:formula="of:=(93)^2" office:value-type="float" office:value="8649">
            <text:p>8649</text:p>
          </table:table-cell>
          <table:table-cell table:number-columns-repeated="1010"/>
        </table:table-row>
        <table:table-row table:style-name="ro1">
          <table:table-cell office:value-type="string">
            <text:p>54*54</text:p>
          </table:table-cell>
          <table:table-cell table:formula="of:=54*54" office:value-type="float" office:value="2916">
            <text:p>2916</text:p>
          </table:table-cell>
          <table:table-cell/>
          <table:table-cell office:value-type="string">
            <text:p>64*64</text:p>
          </table:table-cell>
          <table:table-cell table:formula="of:=(64)^2" office:value-type="float" office:value="4096">
            <text:p>4096</text:p>
          </table:table-cell>
          <table:table-cell/>
          <table:table-cell office:value-type="string">
            <text:p>74*74</text:p>
          </table:table-cell>
          <table:table-cell table:formula="of:=74^2" office:value-type="float" office:value="5476">
            <text:p>5476</text:p>
          </table:table-cell>
          <table:table-cell/>
          <table:table-cell office:value-type="string">
            <text:p>84*84</text:p>
          </table:table-cell>
          <table:table-cell table:formula="of:=(84)^2" office:value-type="float" office:value="7056">
            <text:p>7056</text:p>
          </table:table-cell>
          <table:table-cell/>
          <table:table-cell office:value-type="string">
            <text:p>94*94</text:p>
          </table:table-cell>
          <table:table-cell table:formula="of:=(94)^2" office:value-type="float" office:value="8836">
            <text:p>8836</text:p>
          </table:table-cell>
          <table:table-cell table:number-columns-repeated="1010"/>
        </table:table-row>
        <table:table-row table:style-name="ro1">
          <table:table-cell office:value-type="string">
            <text:p>55*55</text:p>
          </table:table-cell>
          <table:table-cell table:formula="of:=55*55" office:value-type="float" office:value="3025">
            <text:p>3025</text:p>
          </table:table-cell>
          <table:table-cell/>
          <table:table-cell office:value-type="string">
            <text:p>65*65</text:p>
          </table:table-cell>
          <table:table-cell table:formula="of:=(65)^2" office:value-type="float" office:value="4225">
            <text:p>4225</text:p>
          </table:table-cell>
          <table:table-cell/>
          <table:table-cell office:value-type="string">
            <text:p>75*75</text:p>
          </table:table-cell>
          <table:table-cell table:formula="of:=75^2" office:value-type="float" office:value="5625">
            <text:p>5625</text:p>
          </table:table-cell>
          <table:table-cell/>
          <table:table-cell office:value-type="string">
            <text:p>85*85</text:p>
          </table:table-cell>
          <table:table-cell table:formula="of:=(85)^2" office:value-type="float" office:value="7225">
            <text:p>7225</text:p>
          </table:table-cell>
          <table:table-cell/>
          <table:table-cell office:value-type="string">
            <text:p>95*95</text:p>
          </table:table-cell>
          <table:table-cell table:formula="of:=(95)^2" office:value-type="float" office:value="9025">
            <text:p>9025</text:p>
          </table:table-cell>
          <table:table-cell table:number-columns-repeated="1010"/>
        </table:table-row>
        <table:table-row table:style-name="ro1">
          <table:table-cell office:value-type="string">
            <text:p>56*56</text:p>
          </table:table-cell>
          <table:table-cell table:formula="of:=56*56" office:value-type="float" office:value="3136">
            <text:p>3136</text:p>
          </table:table-cell>
          <table:table-cell/>
          <table:table-cell office:value-type="string">
            <text:p>66*66</text:p>
          </table:table-cell>
          <table:table-cell table:formula="of:=(66)^2" office:value-type="float" office:value="4356">
            <text:p>4356</text:p>
          </table:table-cell>
          <table:table-cell/>
          <table:table-cell office:value-type="string">
            <text:p>76*76</text:p>
          </table:table-cell>
          <table:table-cell table:formula="of:=76^2" office:value-type="float" office:value="5776">
            <text:p>5776</text:p>
          </table:table-cell>
          <table:table-cell/>
          <table:table-cell office:value-type="string">
            <text:p>86*86</text:p>
          </table:table-cell>
          <table:table-cell table:formula="of:=(86)^2" office:value-type="float" office:value="7396">
            <text:p>7396</text:p>
          </table:table-cell>
          <table:table-cell/>
          <table:table-cell office:value-type="string">
            <text:p>96*96</text:p>
          </table:table-cell>
          <table:table-cell table:formula="of:=(96)^2" office:value-type="float" office:value="9216">
            <text:p>9216</text:p>
          </table:table-cell>
          <table:table-cell table:number-columns-repeated="1010"/>
        </table:table-row>
        <table:table-row table:style-name="ro1">
          <table:table-cell office:value-type="string">
            <text:p>57*57</text:p>
          </table:table-cell>
          <table:table-cell table:formula="of:=57*57" office:value-type="float" office:value="3249">
            <text:p>3249</text:p>
          </table:table-cell>
          <table:table-cell/>
          <table:table-cell office:value-type="string">
            <text:p>67*67</text:p>
          </table:table-cell>
          <table:table-cell table:formula="of:=(67)^2" office:value-type="float" office:value="4489">
            <text:p>4489</text:p>
          </table:table-cell>
          <table:table-cell/>
          <table:table-cell office:value-type="string">
            <text:p>77*77</text:p>
          </table:table-cell>
          <table:table-cell table:formula="of:=77^2" office:value-type="float" office:value="5929">
            <text:p>5929</text:p>
          </table:table-cell>
          <table:table-cell/>
          <table:table-cell office:value-type="string">
            <text:p>87*87</text:p>
          </table:table-cell>
          <table:table-cell table:formula="of:=(87)^2" office:value-type="float" office:value="7569">
            <text:p>7569</text:p>
          </table:table-cell>
          <table:table-cell/>
          <table:table-cell office:value-type="string">
            <text:p>97*97</text:p>
          </table:table-cell>
          <table:table-cell table:formula="of:=(97)^2" office:value-type="float" office:value="9409">
            <text:p>9409</text:p>
          </table:table-cell>
          <table:table-cell table:number-columns-repeated="1010"/>
        </table:table-row>
        <table:table-row table:style-name="ro1">
          <table:table-cell office:value-type="string">
            <text:p>58*58</text:p>
          </table:table-cell>
          <table:table-cell table:formula="of:=58*58" office:value-type="float" office:value="3364">
            <text:p>3364</text:p>
          </table:table-cell>
          <table:table-cell/>
          <table:table-cell office:value-type="string">
            <text:p>68*68</text:p>
          </table:table-cell>
          <table:table-cell table:formula="of:=(68)^2" office:value-type="float" office:value="4624">
            <text:p>4624</text:p>
          </table:table-cell>
          <table:table-cell/>
          <table:table-cell office:value-type="string">
            <text:p>78*78</text:p>
          </table:table-cell>
          <table:table-cell table:formula="of:=78^2" office:value-type="float" office:value="6084">
            <text:p>6084</text:p>
          </table:table-cell>
          <table:table-cell/>
          <table:table-cell office:value-type="string">
            <text:p>88*88</text:p>
          </table:table-cell>
          <table:table-cell table:formula="of:=(88)^2" office:value-type="float" office:value="7744">
            <text:p>7744</text:p>
          </table:table-cell>
          <table:table-cell/>
          <table:table-cell office:value-type="string">
            <text:p>98*98</text:p>
          </table:table-cell>
          <table:table-cell table:formula="of:=(98)^2" office:value-type="float" office:value="9604">
            <text:p>9604</text:p>
          </table:table-cell>
          <table:table-cell table:number-columns-repeated="1010"/>
        </table:table-row>
        <table:table-row table:style-name="ro1">
          <table:table-cell office:value-type="string">
            <text:p>59*59</text:p>
          </table:table-cell>
          <table:table-cell table:formula="of:=59*59" office:value-type="float" office:value="3481">
            <text:p>3481</text:p>
          </table:table-cell>
          <table:table-cell/>
          <table:table-cell office:value-type="string">
            <text:p>69*69</text:p>
          </table:table-cell>
          <table:table-cell table:formula="of:=(69)^2" office:value-type="float" office:value="4761">
            <text:p>4761</text:p>
          </table:table-cell>
          <table:table-cell/>
          <table:table-cell office:value-type="string">
            <text:p>79*79</text:p>
          </table:table-cell>
          <table:table-cell table:formula="of:=79^2" office:value-type="float" office:value="6241">
            <text:p>6241</text:p>
          </table:table-cell>
          <table:table-cell/>
          <table:table-cell office:value-type="string">
            <text:p>89*89</text:p>
          </table:table-cell>
          <table:table-cell table:formula="of:=(89)^2" office:value-type="float" office:value="7921">
            <text:p>7921</text:p>
          </table:table-cell>
          <table:table-cell/>
          <table:table-cell office:value-type="string">
            <text:p>99*99</text:p>
          </table:table-cell>
          <table:table-cell table:formula="of:=(99)^2" office:value-type="float" office:value="9801">
            <text:p>9801</text:p>
          </table:table-cell>
          <table:table-cell table:number-columns-repeated="1010"/>
        </table:table-row>
        <table:table-row table:style-name="ro1">
          <table:table-cell office:value-type="string">
            <text:p>60*60</text:p>
          </table:table-cell>
          <table:table-cell table:formula="of:=60*60" office:value-type="float" office:value="3600">
            <text:p>3600</text:p>
          </table:table-cell>
          <table:table-cell/>
          <table:table-cell office:value-type="string">
            <text:p>70*70</text:p>
          </table:table-cell>
          <table:table-cell table:formula="of:=(70)^2" office:value-type="float" office:value="4900">
            <text:p>4900</text:p>
          </table:table-cell>
          <table:table-cell/>
          <table:table-cell office:value-type="string">
            <text:p>80*80</text:p>
          </table:table-cell>
          <table:table-cell table:formula="of:=80^2" office:value-type="float" office:value="6400">
            <text:p>6400</text:p>
          </table:table-cell>
          <table:table-cell/>
          <table:table-cell office:value-type="string">
            <text:p>90*90</text:p>
          </table:table-cell>
          <table:table-cell table:formula="of:=(90)^2" office:value-type="float" office:value="8100">
            <text:p>8100</text:p>
          </table:table-cell>
          <table:table-cell/>
          <table:table-cell office:value-type="string">
            <text:p>100*100</text:p>
          </table:table-cell>
          <table:table-cell table:formula="of:=(100)^2" office:value-type="float" office:value="10000">
            <text:p>10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*101</text:p>
          </table:table-cell>
          <table:table-cell table:formula="of:=101*101" office:value-type="float" office:value="10201">
            <text:p>10201</text:p>
          </table:table-cell>
          <table:table-cell/>
          <table:table-cell office:value-type="string">
            <text:p>111*111</text:p>
          </table:table-cell>
          <table:table-cell table:formula="of:=111*111" office:value-type="float" office:value="12321">
            <text:p>12321</text:p>
          </table:table-cell>
          <table:table-cell/>
          <table:table-cell office:value-type="float" office:value="121">
            <text:p>121</text:p>
          </table:table-cell>
          <table:table-cell table:formula="of:=[.G24]^2" office:value-type="float" office:value="14641">
            <text:p>14641</text:p>
          </table:table-cell>
          <table:table-cell/>
          <table:table-cell office:value-type="float" office:value="131">
            <text:p>131</text:p>
          </table:table-cell>
          <table:table-cell table:formula="of:=[.J24]^2" office:value-type="float" office:value="17161">
            <text:p>17161</text:p>
          </table:table-cell>
          <table:table-cell/>
          <table:table-cell office:value-type="float" office:value="141">
            <text:p>141</text:p>
          </table:table-cell>
          <table:table-cell table:formula="of:=[.M24]^2" office:value-type="float" office:value="19881">
            <text:p>19881</text:p>
          </table:table-cell>
          <table:table-cell table:number-columns-repeated="1010"/>
        </table:table-row>
        <table:table-row table:style-name="ro1">
          <table:table-cell office:value-type="string">
            <text:p>102*102</text:p>
          </table:table-cell>
          <table:table-cell table:formula="of:=102*102" office:value-type="float" office:value="10404">
            <text:p>10404</text:p>
          </table:table-cell>
          <table:table-cell/>
          <table:table-cell office:value-type="string">
            <text:p>112*112</text:p>
          </table:table-cell>
          <table:table-cell table:formula="of:=112*112" office:value-type="float" office:value="12544">
            <text:p>12544</text:p>
          </table:table-cell>
          <table:table-cell/>
          <table:table-cell office:value-type="float" office:value="122">
            <text:p>122</text:p>
          </table:table-cell>
          <table:table-cell table:formula="of:=[.G25]^2" office:value-type="float" office:value="14884">
            <text:p>14884</text:p>
          </table:table-cell>
          <table:table-cell/>
          <table:table-cell office:value-type="float" office:value="132">
            <text:p>132</text:p>
          </table:table-cell>
          <table:table-cell table:formula="of:=[.J25]^2" office:value-type="float" office:value="17424">
            <text:p>17424</text:p>
          </table:table-cell>
          <table:table-cell/>
          <table:table-cell office:value-type="float" office:value="142">
            <text:p>142</text:p>
          </table:table-cell>
          <table:table-cell table:formula="of:=[.M25]^2" office:value-type="float" office:value="20164">
            <text:p>20164</text:p>
          </table:table-cell>
          <table:table-cell table:number-columns-repeated="1010"/>
        </table:table-row>
        <table:table-row table:style-name="ro1">
          <table:table-cell office:value-type="string">
            <text:p>103*103</text:p>
          </table:table-cell>
          <table:table-cell table:formula="of:=103*103" office:value-type="float" office:value="10609">
            <text:p>10609</text:p>
          </table:table-cell>
          <table:table-cell/>
          <table:table-cell office:value-type="string">
            <text:p>113*113</text:p>
          </table:table-cell>
          <table:table-cell table:formula="of:=113*113" office:value-type="float" office:value="12769">
            <text:p>12769</text:p>
          </table:table-cell>
          <table:table-cell/>
          <table:table-cell office:value-type="float" office:value="123">
            <text:p>123</text:p>
          </table:table-cell>
          <table:table-cell table:formula="of:=[.G26]^2" office:value-type="float" office:value="15129">
            <text:p>15129</text:p>
          </table:table-cell>
          <table:table-cell/>
          <table:table-cell office:value-type="float" office:value="133">
            <text:p>133</text:p>
          </table:table-cell>
          <table:table-cell table:formula="of:=[.J26]^2" office:value-type="float" office:value="17689">
            <text:p>17689</text:p>
          </table:table-cell>
          <table:table-cell/>
          <table:table-cell office:value-type="float" office:value="143">
            <text:p>143</text:p>
          </table:table-cell>
          <table:table-cell table:formula="of:=[.M26]^2" office:value-type="float" office:value="20449">
            <text:p>20449</text:p>
          </table:table-cell>
          <table:table-cell table:number-columns-repeated="1010"/>
        </table:table-row>
        <table:table-row table:style-name="ro1">
          <table:table-cell office:value-type="string">
            <text:p>104*104</text:p>
          </table:table-cell>
          <table:table-cell table:formula="of:=104*104" office:value-type="float" office:value="10816">
            <text:p>10816</text:p>
          </table:table-cell>
          <table:table-cell/>
          <table:table-cell office:value-type="float" office:value="114">
            <text:p>114</text:p>
          </table:table-cell>
          <table:table-cell table:formula="of:=[.D27]^2" office:value-type="float" office:value="12996">
            <text:p>12996</text:p>
          </table:table-cell>
          <table:table-cell/>
          <table:table-cell office:value-type="float" office:value="124">
            <text:p>124</text:p>
          </table:table-cell>
          <table:table-cell table:formula="of:=[.G27]^2" office:value-type="float" office:value="15376">
            <text:p>15376</text:p>
          </table:table-cell>
          <table:table-cell/>
          <table:table-cell office:value-type="float" office:value="134">
            <text:p>134</text:p>
          </table:table-cell>
          <table:table-cell table:formula="of:=[.J27]^2" office:value-type="float" office:value="17956">
            <text:p>17956</text:p>
          </table:table-cell>
          <table:table-cell/>
          <table:table-cell office:value-type="float" office:value="144">
            <text:p>144</text:p>
          </table:table-cell>
          <table:table-cell table:formula="of:=[.M27]^2" office:value-type="float" office:value="20736">
            <text:p>20736</text:p>
          </table:table-cell>
          <table:table-cell table:number-columns-repeated="1010"/>
        </table:table-row>
        <table:table-row table:style-name="ro1">
          <table:table-cell office:value-type="string">
            <text:p>105*105</text:p>
          </table:table-cell>
          <table:table-cell table:formula="of:=105*105" office:value-type="float" office:value="11025">
            <text:p>11025</text:p>
          </table:table-cell>
          <table:table-cell/>
          <table:table-cell office:value-type="float" office:value="115">
            <text:p>115</text:p>
          </table:table-cell>
          <table:table-cell table:formula="of:=[.D28]^2" office:value-type="float" office:value="13225">
            <text:p>13225</text:p>
          </table:table-cell>
          <table:table-cell/>
          <table:table-cell office:value-type="float" office:value="125">
            <text:p>125</text:p>
          </table:table-cell>
          <table:table-cell table:formula="of:=[.G28]^2" office:value-type="float" office:value="15625">
            <text:p>15625</text:p>
          </table:table-cell>
          <table:table-cell/>
          <table:table-cell office:value-type="float" office:value="135">
            <text:p>135</text:p>
          </table:table-cell>
          <table:table-cell table:formula="of:=[.J28]^2" office:value-type="float" office:value="18225">
            <text:p>18225</text:p>
          </table:table-cell>
          <table:table-cell/>
          <table:table-cell office:value-type="float" office:value="145">
            <text:p>145</text:p>
          </table:table-cell>
          <table:table-cell table:formula="of:=[.M28]^2" office:value-type="float" office:value="21025">
            <text:p>21025</text:p>
          </table:table-cell>
          <table:table-cell table:number-columns-repeated="1010"/>
        </table:table-row>
        <table:table-row table:style-name="ro1">
          <table:table-cell office:value-type="string">
            <text:p>106*106</text:p>
          </table:table-cell>
          <table:table-cell table:formula="of:=106*106" office:value-type="float" office:value="11236">
            <text:p>11236</text:p>
          </table:table-cell>
          <table:table-cell/>
          <table:table-cell office:value-type="float" office:value="116">
            <text:p>116</text:p>
          </table:table-cell>
          <table:table-cell table:formula="of:=[.D29]^2" office:value-type="float" office:value="13456">
            <text:p>13456</text:p>
          </table:table-cell>
          <table:table-cell/>
          <table:table-cell office:value-type="float" office:value="126">
            <text:p>126</text:p>
          </table:table-cell>
          <table:table-cell table:formula="of:=[.G29]^2" office:value-type="float" office:value="15876">
            <text:p>15876</text:p>
          </table:table-cell>
          <table:table-cell/>
          <table:table-cell office:value-type="float" office:value="136">
            <text:p>136</text:p>
          </table:table-cell>
          <table:table-cell table:formula="of:=[.J29]^2" office:value-type="float" office:value="18496">
            <text:p>18496</text:p>
          </table:table-cell>
          <table:table-cell/>
          <table:table-cell office:value-type="float" office:value="146">
            <text:p>146</text:p>
          </table:table-cell>
          <table:table-cell table:formula="of:=[.M29]^2" office:value-type="float" office:value="21316">
            <text:p>21316</text:p>
          </table:table-cell>
          <table:table-cell table:number-columns-repeated="1010"/>
        </table:table-row>
        <table:table-row table:style-name="ro1">
          <table:table-cell office:value-type="string">
            <text:p>107*107</text:p>
          </table:table-cell>
          <table:table-cell table:formula="of:=107*107" office:value-type="float" office:value="11449">
            <text:p>11449</text:p>
          </table:table-cell>
          <table:table-cell/>
          <table:table-cell office:value-type="float" office:value="117">
            <text:p>117</text:p>
          </table:table-cell>
          <table:table-cell table:formula="of:=[.D30]^2" office:value-type="float" office:value="13689">
            <text:p>13689</text:p>
          </table:table-cell>
          <table:table-cell/>
          <table:table-cell office:value-type="float" office:value="127">
            <text:p>127</text:p>
          </table:table-cell>
          <table:table-cell table:formula="of:=[.G30]^2" office:value-type="float" office:value="16129">
            <text:p>16129</text:p>
          </table:table-cell>
          <table:table-cell/>
          <table:table-cell office:value-type="float" office:value="137">
            <text:p>137</text:p>
          </table:table-cell>
          <table:table-cell table:formula="of:=[.J30]^2" office:value-type="float" office:value="18769">
            <text:p>18769</text:p>
          </table:table-cell>
          <table:table-cell/>
          <table:table-cell office:value-type="float" office:value="147">
            <text:p>147</text:p>
          </table:table-cell>
          <table:table-cell table:formula="of:=[.M30]^2" office:value-type="float" office:value="21609">
            <text:p>21609</text:p>
          </table:table-cell>
          <table:table-cell table:number-columns-repeated="1010"/>
        </table:table-row>
        <table:table-row table:style-name="ro1">
          <table:table-cell office:value-type="string">
            <text:p>108*108</text:p>
          </table:table-cell>
          <table:table-cell table:formula="of:=108*108" office:value-type="float" office:value="11664">
            <text:p>11664</text:p>
          </table:table-cell>
          <table:table-cell/>
          <table:table-cell office:value-type="float" office:value="118">
            <text:p>118</text:p>
          </table:table-cell>
          <table:table-cell table:formula="of:=[.D31]^2" office:value-type="float" office:value="13924">
            <text:p>13924</text:p>
          </table:table-cell>
          <table:table-cell/>
          <table:table-cell office:value-type="float" office:value="128">
            <text:p>128</text:p>
          </table:table-cell>
          <table:table-cell table:formula="of:=[.G31]^2" office:value-type="float" office:value="16384">
            <text:p>16384</text:p>
          </table:table-cell>
          <table:table-cell/>
          <table:table-cell office:value-type="float" office:value="138">
            <text:p>138</text:p>
          </table:table-cell>
          <table:table-cell table:formula="of:=[.J31]^2" office:value-type="float" office:value="19044">
            <text:p>19044</text:p>
          </table:table-cell>
          <table:table-cell/>
          <table:table-cell office:value-type="float" office:value="148">
            <text:p>148</text:p>
          </table:table-cell>
          <table:table-cell table:formula="of:=[.M31]^2" office:value-type="float" office:value="21904">
            <text:p>21904</text:p>
          </table:table-cell>
          <table:table-cell table:number-columns-repeated="1010"/>
        </table:table-row>
        <table:table-row table:style-name="ro1">
          <table:table-cell office:value-type="string">
            <text:p>109*109</text:p>
          </table:table-cell>
          <table:table-cell table:formula="of:=109*109" office:value-type="float" office:value="11881">
            <text:p>11881</text:p>
          </table:table-cell>
          <table:table-cell/>
          <table:table-cell office:value-type="float" office:value="119">
            <text:p>119</text:p>
          </table:table-cell>
          <table:table-cell table:formula="of:=[.D32]^2" office:value-type="float" office:value="14161">
            <text:p>14161</text:p>
          </table:table-cell>
          <table:table-cell/>
          <table:table-cell office:value-type="float" office:value="129">
            <text:p>129</text:p>
          </table:table-cell>
          <table:table-cell table:formula="of:=[.G32]^2" office:value-type="float" office:value="16641">
            <text:p>16641</text:p>
          </table:table-cell>
          <table:table-cell/>
          <table:table-cell office:value-type="float" office:value="139">
            <text:p>139</text:p>
          </table:table-cell>
          <table:table-cell table:formula="of:=[.J32]^2" office:value-type="float" office:value="19321">
            <text:p>19321</text:p>
          </table:table-cell>
          <table:table-cell/>
          <table:table-cell office:value-type="float" office:value="149">
            <text:p>149</text:p>
          </table:table-cell>
          <table:table-cell table:formula="of:=[.M32]^2" office:value-type="float" office:value="22201">
            <text:p>22201</text:p>
          </table:table-cell>
          <table:table-cell table:number-columns-repeated="1010"/>
        </table:table-row>
        <table:table-row table:style-name="ro1">
          <table:table-cell office:value-type="string">
            <text:p>110*110</text:p>
          </table:table-cell>
          <table:table-cell table:formula="of:=110*110" office:value-type="float" office:value="12100">
            <text:p>12100</text:p>
          </table:table-cell>
          <table:table-cell/>
          <table:table-cell office:value-type="float" office:value="120">
            <text:p>120</text:p>
          </table:table-cell>
          <table:table-cell table:formula="of:=[.D33]^2" office:value-type="float" office:value="14400">
            <text:p>14400</text:p>
          </table:table-cell>
          <table:table-cell/>
          <table:table-cell office:value-type="float" office:value="130">
            <text:p>130</text:p>
          </table:table-cell>
          <table:table-cell table:formula="of:=[.G33]^2" office:value-type="float" office:value="16900">
            <text:p>16900</text:p>
          </table:table-cell>
          <table:table-cell/>
          <table:table-cell office:value-type="float" office:value="140">
            <text:p>140</text:p>
          </table:table-cell>
          <table:table-cell table:formula="of:=[.J33]^2" office:value-type="float" office:value="19600">
            <text:p>19600</text:p>
          </table:table-cell>
          <table:table-cell/>
          <table:table-cell office:value-type="float" office:value="150">
            <text:p>150</text:p>
          </table:table-cell>
          <table:table-cell table:formula="of:=[.M33]^2" office:value-type="float" office:value="22500">
            <text:p>22500</text:p>
          </table:table-cell>
          <table:table-cell table:number-columns-repeated="1010"/>
        </table:table-row>
        <table:table-row table:style-name="ro1" table:number-rows-repeated="9">
          <table:table-cell table:style-name="Default"/>
          <table:table-cell table:number-columns-repeated="1023"/>
        </table:table-row>
        <table:table-row table:style-name="ro1" table:number-rows-repeated="63">
          <table:table-cell table:style-name="Default" table:number-columns-repeated="2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es" table:style-name="ta4" table:print="false">
        <office:forms form:automatic-focus="false" form:apply-design-mode="false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3" table:default-cell-style-name="Excel_20_Built-in_20_Normal"/>
        <table:table-column table:style-name="co10" table:number-columns-repeated="2" table:default-cell-style-name="Excel_20_Built-in_20_Normal"/>
        <table:table-column table:style-name="co3" table:default-cell-style-name="Excel_20_Built-in_20_Normal"/>
        <table:table-column table:style-name="co11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office:value-type="string">
            <text:p>CUBES of Numbers</text:p>
          </table:table-cell>
          <table:table-cell table:number-columns-repeated="1023"/>
        </table:table-row>
        <table:table-row table:style-name="ro1">
          <table:table-cell office:value-type="string">
            <text:p>1*1*1</text:p>
          </table:table-cell>
          <table:table-cell table:formula="of:=1*1*1" office:value-type="float" office:value="1">
            <text:p>1</text:p>
          </table:table-cell>
          <table:table-cell/>
          <table:table-cell office:value-type="string">
            <text:p>11*11*11</text:p>
          </table:table-cell>
          <table:table-cell table:formula="of:=11*11*11" office:value-type="float" office:value="1331">
            <text:p>1331</text:p>
          </table:table-cell>
          <table:table-cell/>
          <table:table-cell office:value-type="string">
            <text:p>21*21*21</text:p>
          </table:table-cell>
          <table:table-cell table:formula="of:=21*21*21" office:value-type="float" office:value="9261">
            <text:p>9261</text:p>
          </table:table-cell>
          <table:table-cell/>
          <table:table-cell office:value-type="string">
            <text:p>31*31*31</text:p>
          </table:table-cell>
          <table:table-cell table:formula="of:=31*31*31" office:value-type="float" office:value="29791">
            <text:p>29791</text:p>
          </table:table-cell>
          <table:table-cell/>
          <table:table-cell office:value-type="string">
            <text:p>41*41*41</text:p>
          </table:table-cell>
          <table:table-cell table:formula="of:=41*41*41" office:value-type="float" office:value="68921">
            <text:p>68921</text:p>
          </table:table-cell>
          <table:table-cell table:number-columns-repeated="1010"/>
        </table:table-row>
        <table:table-row table:style-name="ro1">
          <table:table-cell office:value-type="string">
            <text:p>2*2*2</text:p>
          </table:table-cell>
          <table:table-cell table:formula="of:=2*2*2" office:value-type="float" office:value="8">
            <text:p>8</text:p>
          </table:table-cell>
          <table:table-cell/>
          <table:table-cell office:value-type="string">
            <text:p>12*12*12</text:p>
          </table:table-cell>
          <table:table-cell table:formula="of:=12*12*12" office:value-type="float" office:value="1728">
            <text:p>1728</text:p>
          </table:table-cell>
          <table:table-cell/>
          <table:table-cell office:value-type="string">
            <text:p>22*22*22</text:p>
          </table:table-cell>
          <table:table-cell table:formula="of:=22*22*22" office:value-type="float" office:value="10648">
            <text:p>10648</text:p>
          </table:table-cell>
          <table:table-cell/>
          <table:table-cell office:value-type="string">
            <text:p>32*32*32</text:p>
          </table:table-cell>
          <table:table-cell table:formula="of:=32*32*32" office:value-type="float" office:value="32768">
            <text:p>32768</text:p>
          </table:table-cell>
          <table:table-cell/>
          <table:table-cell office:value-type="string">
            <text:p>42*42*42</text:p>
          </table:table-cell>
          <table:table-cell table:formula="of:=42*42*42" office:value-type="float" office:value="74088">
            <text:p>74088</text:p>
          </table:table-cell>
          <table:table-cell table:number-columns-repeated="1010"/>
        </table:table-row>
        <table:table-row table:style-name="ro1">
          <table:table-cell office:value-type="string">
            <text:p>3*3*3</text:p>
          </table:table-cell>
          <table:table-cell table:formula="of:=3*3*3" office:value-type="float" office:value="27">
            <text:p>27</text:p>
          </table:table-cell>
          <table:table-cell/>
          <table:table-cell office:value-type="string">
            <text:p>13*13*13</text:p>
          </table:table-cell>
          <table:table-cell table:formula="of:=13*13*13" office:value-type="float" office:value="2197">
            <text:p>2197</text:p>
          </table:table-cell>
          <table:table-cell/>
          <table:table-cell office:value-type="string">
            <text:p>23*23*23</text:p>
          </table:table-cell>
          <table:table-cell table:formula="of:=23*23*23" office:value-type="float" office:value="12167">
            <text:p>12167</text:p>
          </table:table-cell>
          <table:table-cell/>
          <table:table-cell office:value-type="string">
            <text:p>33*33*33</text:p>
          </table:table-cell>
          <table:table-cell table:formula="of:=33*33*33" office:value-type="float" office:value="35937">
            <text:p>35937</text:p>
          </table:table-cell>
          <table:table-cell/>
          <table:table-cell office:value-type="string">
            <text:p>43*43*43</text:p>
          </table:table-cell>
          <table:table-cell table:formula="of:=43*43*43" office:value-type="float" office:value="79507">
            <text:p>79507</text:p>
          </table:table-cell>
          <table:table-cell table:number-columns-repeated="1010"/>
        </table:table-row>
        <table:table-row table:style-name="ro1">
          <table:table-cell office:value-type="string">
            <text:p>4*4*4</text:p>
          </table:table-cell>
          <table:table-cell table:formula="of:=4*4*4" office:value-type="float" office:value="64">
            <text:p>64</text:p>
          </table:table-cell>
          <table:table-cell/>
          <table:table-cell office:value-type="string">
            <text:p>14*14*14</text:p>
          </table:table-cell>
          <table:table-cell table:formula="of:=14*14*14" office:value-type="float" office:value="2744">
            <text:p>2744</text:p>
          </table:table-cell>
          <table:table-cell/>
          <table:table-cell office:value-type="string">
            <text:p>24*24*24</text:p>
          </table:table-cell>
          <table:table-cell table:formula="of:=24*24*24" office:value-type="float" office:value="13824">
            <text:p>13824</text:p>
          </table:table-cell>
          <table:table-cell/>
          <table:table-cell office:value-type="string">
            <text:p>34*34*34</text:p>
          </table:table-cell>
          <table:table-cell table:formula="of:=34*34*34" office:value-type="float" office:value="39304">
            <text:p>39304</text:p>
          </table:table-cell>
          <table:table-cell/>
          <table:table-cell office:value-type="string">
            <text:p>44*44*44</text:p>
          </table:table-cell>
          <table:table-cell table:formula="of:=44*44*44" office:value-type="float" office:value="85184">
            <text:p>85184</text:p>
          </table:table-cell>
          <table:table-cell table:number-columns-repeated="1010"/>
        </table:table-row>
        <table:table-row table:style-name="ro1">
          <table:table-cell office:value-type="string">
            <text:p>5*5*5</text:p>
          </table:table-cell>
          <table:table-cell table:formula="of:=5*5*5" office:value-type="float" office:value="125">
            <text:p>125</text:p>
          </table:table-cell>
          <table:table-cell/>
          <table:table-cell office:value-type="string">
            <text:p>15*15*15</text:p>
          </table:table-cell>
          <table:table-cell table:formula="of:=15*15*15" office:value-type="float" office:value="3375">
            <text:p>3375</text:p>
          </table:table-cell>
          <table:table-cell/>
          <table:table-cell office:value-type="string">
            <text:p>25*25*25</text:p>
          </table:table-cell>
          <table:table-cell table:formula="of:=25*25*25" office:value-type="float" office:value="15625">
            <text:p>15625</text:p>
          </table:table-cell>
          <table:table-cell/>
          <table:table-cell office:value-type="string">
            <text:p>35*35*35</text:p>
          </table:table-cell>
          <table:table-cell table:formula="of:=35*35*35" office:value-type="float" office:value="42875">
            <text:p>42875</text:p>
          </table:table-cell>
          <table:table-cell/>
          <table:table-cell office:value-type="string">
            <text:p>45*45*45</text:p>
          </table:table-cell>
          <table:table-cell table:formula="of:=45*45*45" office:value-type="float" office:value="91125">
            <text:p>91125</text:p>
          </table:table-cell>
          <table:table-cell table:number-columns-repeated="1010"/>
        </table:table-row>
        <table:table-row table:style-name="ro1">
          <table:table-cell office:value-type="string">
            <text:p>6*6*6</text:p>
          </table:table-cell>
          <table:table-cell table:formula="of:=6*6*6" office:value-type="float" office:value="216">
            <text:p>216</text:p>
          </table:table-cell>
          <table:table-cell/>
          <table:table-cell office:value-type="string">
            <text:p>16*16*16</text:p>
          </table:table-cell>
          <table:table-cell table:formula="of:=16*16*16" office:value-type="float" office:value="4096">
            <text:p>4096</text:p>
          </table:table-cell>
          <table:table-cell/>
          <table:table-cell office:value-type="string">
            <text:p>26*26*26</text:p>
          </table:table-cell>
          <table:table-cell table:formula="of:=26*26*26" office:value-type="float" office:value="17576">
            <text:p>17576</text:p>
          </table:table-cell>
          <table:table-cell/>
          <table:table-cell office:value-type="string">
            <text:p>36*36*36</text:p>
          </table:table-cell>
          <table:table-cell table:formula="of:=36*36*36" office:value-type="float" office:value="46656">
            <text:p>46656</text:p>
          </table:table-cell>
          <table:table-cell/>
          <table:table-cell office:value-type="string">
            <text:p>46*46*46</text:p>
          </table:table-cell>
          <table:table-cell table:formula="of:=46*46*46" office:value-type="float" office:value="97336">
            <text:p>97336</text:p>
          </table:table-cell>
          <table:table-cell table:number-columns-repeated="1010"/>
        </table:table-row>
        <table:table-row table:style-name="ro1">
          <table:table-cell office:value-type="string">
            <text:p>7*7*7</text:p>
          </table:table-cell>
          <table:table-cell table:formula="of:=7*7*7" office:value-type="float" office:value="343">
            <text:p>343</text:p>
          </table:table-cell>
          <table:table-cell/>
          <table:table-cell office:value-type="string">
            <text:p>17*17*17</text:p>
          </table:table-cell>
          <table:table-cell table:formula="of:=17*17*17" office:value-type="float" office:value="4913">
            <text:p>4913</text:p>
          </table:table-cell>
          <table:table-cell/>
          <table:table-cell office:value-type="string">
            <text:p>27*27*27</text:p>
          </table:table-cell>
          <table:table-cell table:formula="of:=27*27*27" office:value-type="float" office:value="19683">
            <text:p>19683</text:p>
          </table:table-cell>
          <table:table-cell/>
          <table:table-cell office:value-type="string">
            <text:p>37*37*37</text:p>
          </table:table-cell>
          <table:table-cell table:formula="of:=37*37*37" office:value-type="float" office:value="50653">
            <text:p>50653</text:p>
          </table:table-cell>
          <table:table-cell/>
          <table:table-cell office:value-type="string">
            <text:p>47*47*47</text:p>
          </table:table-cell>
          <table:table-cell table:formula="of:=47*47*47" office:value-type="float" office:value="103823">
            <text:p>103823</text:p>
          </table:table-cell>
          <table:table-cell table:number-columns-repeated="1010"/>
        </table:table-row>
        <table:table-row table:style-name="ro1">
          <table:table-cell office:value-type="string">
            <text:p>8*8*8</text:p>
          </table:table-cell>
          <table:table-cell table:formula="of:=8*8*8" office:value-type="float" office:value="512">
            <text:p>512</text:p>
          </table:table-cell>
          <table:table-cell/>
          <table:table-cell office:value-type="string">
            <text:p>18*18*18</text:p>
          </table:table-cell>
          <table:table-cell table:formula="of:=18*18*18" office:value-type="float" office:value="5832">
            <text:p>5832</text:p>
          </table:table-cell>
          <table:table-cell/>
          <table:table-cell office:value-type="string">
            <text:p>28*28*28</text:p>
          </table:table-cell>
          <table:table-cell table:formula="of:=28*28*28" office:value-type="float" office:value="21952">
            <text:p>21952</text:p>
          </table:table-cell>
          <table:table-cell/>
          <table:table-cell office:value-type="string">
            <text:p>38*38*38</text:p>
          </table:table-cell>
          <table:table-cell table:formula="of:=38*38*38" office:value-type="float" office:value="54872">
            <text:p>54872</text:p>
          </table:table-cell>
          <table:table-cell/>
          <table:table-cell office:value-type="string">
            <text:p>48*48*48</text:p>
          </table:table-cell>
          <table:table-cell table:formula="of:=48*48*48" office:value-type="float" office:value="110592">
            <text:p>110592</text:p>
          </table:table-cell>
          <table:table-cell table:number-columns-repeated="1010"/>
        </table:table-row>
        <table:table-row table:style-name="ro1">
          <table:table-cell office:value-type="string">
            <text:p>9*9*9</text:p>
          </table:table-cell>
          <table:table-cell table:formula="of:=9*9*9" office:value-type="float" office:value="729">
            <text:p>729</text:p>
          </table:table-cell>
          <table:table-cell/>
          <table:table-cell office:value-type="string">
            <text:p>19*19*19</text:p>
          </table:table-cell>
          <table:table-cell table:formula="of:=19*19*19" office:value-type="float" office:value="6859">
            <text:p>6859</text:p>
          </table:table-cell>
          <table:table-cell/>
          <table:table-cell office:value-type="string">
            <text:p>29*29*29</text:p>
          </table:table-cell>
          <table:table-cell table:formula="of:=29*29*29" office:value-type="float" office:value="24389">
            <text:p>24389</text:p>
          </table:table-cell>
          <table:table-cell/>
          <table:table-cell office:value-type="string">
            <text:p>39*39*39</text:p>
          </table:table-cell>
          <table:table-cell table:formula="of:=39*39*39" office:value-type="float" office:value="59319">
            <text:p>59319</text:p>
          </table:table-cell>
          <table:table-cell/>
          <table:table-cell office:value-type="string">
            <text:p>49*49*49</text:p>
          </table:table-cell>
          <table:table-cell table:formula="of:=49*49*49" office:value-type="float" office:value="117649">
            <text:p>117649</text:p>
          </table:table-cell>
          <table:table-cell table:number-columns-repeated="1010"/>
        </table:table-row>
        <table:table-row table:style-name="ro1">
          <table:table-cell office:value-type="string">
            <text:p>10*10*10</text:p>
          </table:table-cell>
          <table:table-cell table:formula="of:=10*10*10" office:value-type="float" office:value="1000">
            <text:p>1000</text:p>
          </table:table-cell>
          <table:table-cell/>
          <table:table-cell office:value-type="string">
            <text:p>20*20*20</text:p>
          </table:table-cell>
          <table:table-cell table:formula="of:=20*20*20" office:value-type="float" office:value="8000">
            <text:p>8000</text:p>
          </table:table-cell>
          <table:table-cell/>
          <table:table-cell office:value-type="string">
            <text:p>30*30*30</text:p>
          </table:table-cell>
          <table:table-cell table:formula="of:=30*30*30" office:value-type="float" office:value="27000">
            <text:p>27000</text:p>
          </table:table-cell>
          <table:table-cell/>
          <table:table-cell office:value-type="string">
            <text:p>40*40*40</text:p>
          </table:table-cell>
          <table:table-cell table:formula="of:=40*40*40" office:value-type="float" office:value="64000">
            <text:p>64000</text:p>
          </table:table-cell>
          <table:table-cell/>
          <table:table-cell office:value-type="string">
            <text:p>50*50*50</text:p>
          </table:table-cell>
          <table:table-cell table:formula="of:=50*50*50" office:value-type="float" office:value="125000">
            <text:p>125000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9/14/2017</text:date>, <text:time>22:3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actions" style:display-name="PageStyle_Fr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uares" style:display-name="PageStyle_Squa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bes" style:display-name="PageStyle_Cub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22:38:21.50</dc:date>
    <dc:creator>Vignesh C Iyer</dc:creator>
    <meta:generator>OpenOffice/4.1.3$Win32 OpenOffice.org_project/413m1$Build-9783</meta:generator>
    <meta:editing-duration>PT8H17S</meta:editing-duration>
    <meta:editing-cycles>6</meta:editing-cycles>
    <meta:document-statistic meta:table-count="4" meta:cell-count="1242" meta:object-count="0"/>
  </office:meta>
</office:document-meta>
</file>